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3.0188in" table:align="left"/>
    </style:style>
    <style:style style:name="Table1.A" style:family="table-column">
      <style:table-column-properties style:column-width="0.1674in"/>
    </style:style>
    <style:style style:name="Table1.B" style:family="table-column">
      <style:table-column-properties style:column-width="1.5847in"/>
    </style:style>
    <style:style style:name="Table1.C" style:family="table-column">
      <style:table-column-properties style:column-width="0.9118in"/>
    </style:style>
    <style:style style:name="Table1.D" style:family="table-column">
      <style:table-column-properties style:column-width="0.3549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2" style:family="table">
      <style:table-properties style:width="0.9444in" table:align="left"/>
    </style:style>
    <style:style style:name="Table2.A" style:family="table-column">
      <style:table-column-properties style:column-width="0.5479in"/>
    </style:style>
    <style:style style:name="Table2.B" style:family="table-column">
      <style:table-column-properties style:column-width="0.3965in"/>
    </style:style>
    <style:style style:name="Table2.A1" style:family="table-cell">
      <style:table-cell-properties fo:padding="0.0194in" fo:border="none"/>
    </style:style>
    <style:style style:name="Table3" style:family="table">
      <style:table-properties style:width="6.6924in" table:align="left"/>
    </style:style>
    <style:style style:name="Table3.A" style:family="table-column">
      <style:table-column-properties style:column-width="1.4563in"/>
    </style:style>
    <style:style style:name="Table3.B" style:family="table-column">
      <style:table-column-properties style:column-width="0.7618in"/>
    </style:style>
    <style:style style:name="Table3.C" style:family="table-column">
      <style:table-column-properties style:column-width="4.4743in"/>
    </style:style>
    <style:style style:name="Table3.A1" style:family="table-cell">
      <style:table-cell-properties fo:padding="0.0194in" fo:border="none"/>
    </style:style>
    <style:style style:name="Table4" style:family="table">
      <style:table-properties style:width="6.6924in" table:align="left"/>
    </style:style>
    <style:style style:name="Table4.A" style:family="table-column">
      <style:table-column-properties style:column-width="4.8688in"/>
    </style:style>
    <style:style style:name="Table4.B" style:family="table-column">
      <style:table-column-properties style:column-width="1.8236in"/>
    </style:style>
    <style:style style:name="Table4.A1" style:family="table-cell">
      <style:table-cell-properties fo:padding="0.0194in" fo:border="none"/>
    </style:style>
    <style:style style:name="Table5" style:family="table">
      <style:table-properties style:width="6.6924in" style:rel-width="100%" table:align="left"/>
    </style:style>
    <style:style style:name="Table5.A" style:family="table-column">
      <style:table-column-properties style:column-width="0.1986in" style:rel-column-width="1944*"/>
    </style:style>
    <style:style style:name="Table5.B" style:family="table-column">
      <style:table-column-properties style:column-width="6.4938in" style:rel-column-width="63591*"/>
    </style:style>
    <style:style style:name="Table5.A1" style:family="table-cell">
      <style:table-cell-properties fo:padding="0.0194in" fo:border="none"/>
    </style:style>
    <style:style style:name="P1" style:family="paragraph" style:parent-style-name="Table_20_Contents">
      <style:paragraph-properties fo:margin-top="0in" fo:margin-bottom="0.1965in"/>
    </style:style>
    <style:style style:name="P2" style:family="paragraph" style:parent-style-name="Preformatted_20_Text">
      <style:paragraph-properties fo:margin-top="0in" fo:margin-bottom="0.1965in"/>
    </style:style>
    <style:style style:name="P3" style:family="paragraph" style:parent-style-name="Table_20_Heading">
      <style:paragraph-properties fo:margin-top="0in" fo:margin-bottom="0.1965in"/>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justify"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paragraph-properties fo:text-align="justify"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alibre_link-3049"/>Working with Excel Spreadsheets</text:h>
      <text:section text:style-name="Sect1" text:name="calibre_link-54">
        <text:p text:style-name="P16"><text:bookmark text:name="calibre_link-1609"/><text:bookmark text:name="calibre_link-1173"/><text:bookmark text:name="calibre_link-959"/><text:bookmark text:name="calibre_link-568"/>Excel is a popular and powerful spreadsheet application for Windows. The <text:span text:style-name="Source_20_Text">openpyxl</text:span> module allows your Python programs to read and modify Excel spreadsheet files. </text:p>
        <text:p text:style-name="P16">Although Excel is proprietary software from Microsoft, there are free alternatives that run on Windows, OS X, and Linux. Both LibreOffice Calc and OpenOffice Calc work with Excel’s <text:span text:style-name="Emphasis">.xlsx</text:span> file format for spreadsheets, which means the <text:span text:style-name="Source_20_Text">openpyxl</text:span> module can work on spreadsheets from these applications as well. </text:p>
        <text:h text:style-name="Heading_20_1" text:outline-level="1"><text:bookmark text:name="calibre_link-3050"/>Excel Documents</text:h>
        <text:p text:style-name="P16">An Excel spreadsheet document is called a <text:span text:style-name="Emphasis">workbook</text:span>. A single workbook is saved in a file with the <text:span text:style-name="Emphasis">.xlsx</text:span> extension. Each workbook can contain multiple <text:span text:style-name="Emphasis">sheets</text:span> (also called <text:span text:style-name="Emphasis">worksheets</text:span>). The sheet the user is currently viewing (or last viewed before closing Excel) is called the <text:span text:style-name="Emphasis">active sheet</text:span>.</text:p>
        <text:p text:style-name="P16">Each sheet has <text:span text:style-name="Emphasis">columns</text:span> (addressed by letters starting at <text:span text:style-name="Emphasis">A</text:span>) and <text:span text:style-name="Emphasis">rows</text:span> (addressed by numbers starting at 1). A box at a particular column and row is called a <text:span text:style-name="Emphasis">cell</text:span>. Each cell can contain a number or text value. The grid of cells with data makes up a sheet.</text:p>
        <text:h text:style-name="Heading_20_1" text:outline-level="1"><text:bookmark text:name="calibre_link-3051"/>Installing the openpyxl Module</text:h>
        <text:p text:style-name="Text_20_body">Python does not come with OpenPyXL, so <text:s/>have to install it. </text:p>
        <text:p text:style-name="P2">Pip install openpyxl</text:p>
        <text:p text:style-name="P2"><text:bookmark text:name="calibre_link-3052"/>Inside Python,</text:p>
        <text:p text:style-name="P2">&gt;&gt;&gt; <text:span text:style-name="Strong_20_Emphasis">import openpyxl</text:span></text:p>
        <text:p text:style-name="Text_20_body"/>
        <text:p text:style-name="Text_20_body"><text:bookmark text:name="calibre_link-64"/>Table 12-1. The <text:span text:style-name="Emphasis">example.xlsx</text:span> Spreadshee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 </text:p>
              </table:table-cell>
              <table:table-cell table:style-name="Table1.B1" office:value-type="string">
                <text:p text:style-name="P3">A</text:p>
              </table:table-cell>
              <table:table-cell table:style-name="Table1.B1" office:value-type="string">
                <text:p text:style-name="P3">B</text:p>
              </table:table-cell>
              <table:table-cell table:style-name="Table1.B1" office:value-type="string">
                <text:p text:style-name="P3">C</text:p>
              </table:table-cell>
            </table:table-row>
          </table:table-header-rows>
          <table:table-row>
            <table:table-cell table:style-name="Table1.B1" office:value-type="string">
              <text:p text:style-name="P1"><text:span text:style-name="Strong_20_Emphasis">1</text:span></text:p>
            </table:table-cell>
            <table:table-cell table:style-name="Table1.B1" office:value-type="string">
              <text:p text:style-name="P1">4/5/2015 1:34:02 PM</text:p>
            </table:table-cell>
            <table:table-cell table:style-name="Table1.B1" office:value-type="string">
              <text:p text:style-name="P1">Apples</text:p>
            </table:table-cell>
            <table:table-cell table:style-name="Table1.B1" office:value-type="string">
              <text:p text:style-name="P1">73</text:p>
            </table:table-cell>
          </table:table-row>
          <table:table-row>
            <table:table-cell table:style-name="Table1.B1" office:value-type="string">
              <text:p text:style-name="P1"><text:span text:style-name="Strong_20_Emphasis">2</text:span></text:p>
            </table:table-cell>
            <table:table-cell table:style-name="Table1.B1" office:value-type="string">
              <text:p text:style-name="P1">4/5/2015 3:41:23 AM</text:p>
            </table:table-cell>
            <table:table-cell table:style-name="Table1.B1" office:value-type="string">
              <text:p text:style-name="P1">Cherries</text:p>
            </table:table-cell>
            <table:table-cell table:style-name="Table1.B1" office:value-type="string">
              <text:p text:style-name="P1">85</text:p>
            </table:table-cell>
          </table:table-row>
          <table:table-row>
            <table:table-cell table:style-name="Table1.B1" office:value-type="string">
              <text:p text:style-name="P1"><text:span text:style-name="Strong_20_Emphasis">3</text:span></text:p>
            </table:table-cell>
            <table:table-cell table:style-name="Table1.B1" office:value-type="string">
              <text:p text:style-name="P1">4/6/2015 12:46:51 PM</text:p>
            </table:table-cell>
            <table:table-cell table:style-name="Table1.B1" office:value-type="string">
              <text:p text:style-name="P1">Pears</text:p>
            </table:table-cell>
            <table:table-cell table:style-name="Table1.B1" office:value-type="string">
              <text:p text:style-name="P1">14</text:p>
            </table:table-cell>
          </table:table-row>
          <table:table-row>
            <table:table-cell table:style-name="Table1.B1" office:value-type="string">
              <text:p text:style-name="P1"><text:span text:style-name="Strong_20_Emphasis">4</text:span></text:p>
            </table:table-cell>
            <table:table-cell table:style-name="Table1.B1" office:value-type="string">
              <text:p text:style-name="P1">4/8/2015 8:59:43 AM</text:p>
            </table:table-cell>
            <table:table-cell table:style-name="Table1.B1" office:value-type="string">
              <text:p text:style-name="P1">Oranges</text:p>
            </table:table-cell>
            <table:table-cell table:style-name="Table1.B1" office:value-type="string">
              <text:p text:style-name="P1">52</text:p>
            </table:table-cell>
          </table:table-row>
          <table:table-row>
            <table:table-cell table:style-name="Table1.B1" office:value-type="string">
              <text:p text:style-name="P1"><text:span text:style-name="Strong_20_Emphasis">5</text:span></text:p>
            </table:table-cell>
            <table:table-cell table:style-name="Table1.B1" office:value-type="string">
              <text:p text:style-name="P1">4/10/2015 2:07:00 AM</text:p>
            </table:table-cell>
            <table:table-cell table:style-name="Table1.B1" office:value-type="string">
              <text:p text:style-name="P1">Apples</text:p>
            </table:table-cell>
            <table:table-cell table:style-name="Table1.B1" office:value-type="string">
              <text:p text:style-name="P1">152</text:p>
            </table:table-cell>
          </table:table-row>
          <table:table-row>
            <table:table-cell table:style-name="Table1.B1" office:value-type="string">
              <text:p text:style-name="P1"><text:span text:style-name="Strong_20_Emphasis">6</text:span></text:p>
            </table:table-cell>
            <table:table-cell table:style-name="Table1.B1" office:value-type="string">
              <text:p text:style-name="P1">4/10/2015 6:10:37 PM</text:p>
            </table:table-cell>
            <table:table-cell table:style-name="Table1.B1" office:value-type="string">
              <text:p text:style-name="P1">Bananas</text:p>
            </table:table-cell>
            <table:table-cell table:style-name="Table1.B1" office:value-type="string">
              <text:p text:style-name="P1">23</text:p>
            </table:table-cell>
          </table:table-row>
          <table:table-row>
            <table:table-cell table:style-name="Table1.B1" office:value-type="string">
              <text:p text:style-name="P1"><text:span text:style-name="Strong_20_Emphasis">7</text:span></text:p>
            </table:table-cell>
            <table:table-cell table:style-name="Table1.B1" office:value-type="string">
              <text:p text:style-name="P1">4/10/2015 2:40:46 AM</text:p>
            </table:table-cell>
            <table:table-cell table:style-name="Table1.B1" office:value-type="string">
              <text:p text:style-name="P1">Strawberries</text:p>
            </table:table-cell>
            <table:table-cell table:style-name="Table1.B1" office:value-type="string">
              <text:p text:style-name="P1">98</text:p>
            </table:table-cell>
          </table:table-row>
        </table:table>
        <text:p text:style-name="Text_20_body"/>
        <text:h text:style-name="Heading_20_2" text:outline-level="2"><text:bookmark text:name="calibre_link-3055"/><text:soft-page-break/>Opening Excel Documents with OpenPyXL</text:h>
        <text:p text:style-name="Preformatted_20_Text"><text:bookmark text:name="calibre_link-3056"/>&gt;&gt;&gt; <text:span text:style-name="Strong_20_Emphasis">import openpyxl</text:span></text:p>
        <text:p text:style-name="Preformatted_20_Text">&gt;&gt;&gt; <text:span text:style-name="Strong_20_Emphasis">wb = openpyxl.load_workbook('example.xlsx')</text:span></text:p>
        <text:p text:style-name="Preformatted_20_Text">&gt;&gt;&gt; <text:span text:style-name="Strong_20_Emphasis">type(wb)</text:span></text:p>
        <text:p text:style-name="P2">&lt;class 'openpyxl.workbook.workbook.Workbook'&gt;</text:p>
        <text:p text:style-name="P16">The <text:span text:style-name="Source_20_Text">openpyxl.load_workbook()</text:span> function takes in the filename and returns a value of the <text:span text:style-name="Source_20_Text">workbook</text:span> data type. This <text:span text:style-name="Source_20_Text">Workbook</text:span> object represents the Excel file, a bit like how a <text:span text:style-name="Source_20_Text">File</text:span> object represents an opened text file.</text:p>
        <text:p text:style-name="P16">Remember that <text:span text:style-name="Emphasis">example.xlsx</text:span> needs to be in the current working directory in order for you to work with it. You can find out what the current working directory is by importing <text:span text:style-name="Source_20_Text">os</text:span> and using <text:span text:style-name="Source_20_Text">os.getcwd()</text:span>, and you can change the current working directory using <text:span text:style-name="Source_20_Text">os.chdir()</text:span>.</text:p>
        <text:h text:style-name="Heading_20_2" text:outline-level="2"><text:bookmark text:name="calibre_link-3057"/>Getting Sheets from the Workbook</text:h>
        <text:p text:style-name="Text_20_body"><text:bookmark text:name="calibre_link-1869"/><text:bookmark text:name="calibre_link-750"/><text:bookmark text:name="calibre_link-749"/><text:bookmark text:name="calibre_link-733"/><text:bookmark text:name="calibre_link-574"/><text:bookmark text:name="calibre_link-573"/><text:bookmark text:name="calibre_link-311"/><text:bookmark text:name="calibre_link-309"/>You can get a list of all the sheet names in the workbook by calling the <text:span text:style-name="Source_20_Text">get_sheet_names()</text:span> method. Enter the following into the interactive shell:</text:p>
        <text:p text:style-name="Preformatted_20_Text"><text:bookmark text:name="calibre_link-3058"/>&gt;&gt;&gt; <text:span text:style-name="Strong_20_Emphasis">import openpyxl</text:span></text:p>
        <text:p text:style-name="Preformatted_20_Text">&gt;&gt;&gt; <text:span text:style-name="Strong_20_Emphasis">wb = openpyxl.load_workbook('example.xlsx')</text:span></text:p>
        <text:p text:style-name="Preformatted_20_Text">&gt;&gt;&gt; <text:span text:style-name="Strong_20_Emphasis">wb.get_sheet_names()</text:span></text:p>
        <text:p text:style-name="Preformatted_20_Text">['Sheet1', 'Sheet2', 'Sheet3']</text:p>
        <text:p text:style-name="Preformatted_20_Text">&gt;&gt;&gt; <text:span text:style-name="Strong_20_Emphasis">sheet = wb.get_sheet_by_name('Sheet3')</text:span></text:p>
        <text:p text:style-name="Preformatted_20_Text">&gt;&gt;&gt; <text:span text:style-name="Strong_20_Emphasis">sheet</text:span></text:p>
        <text:p text:style-name="Preformatted_20_Text">&lt;Worksheet "Sheet3"&gt;</text:p>
        <text:p text:style-name="Preformatted_20_Text">&gt;&gt;&gt; <text:span text:style-name="Strong_20_Emphasis">type(sheet)</text:span> &lt;class 'openpyxl.worksheet.worksheet.Worksheet'&gt;</text:p>
        <text:p text:style-name="Preformatted_20_Text">&gt;&gt;&gt; <text:span text:style-name="Strong_20_Emphasis">sheet.title</text:span></text:p>
        <text:p text:style-name="Preformatted_20_Text">'Sheet3'</text:p>
        <text:p text:style-name="Preformatted_20_Text">&gt;&gt;&gt; <text:span text:style-name="Strong_20_Emphasis">anotherSheet = wb.active</text:span></text:p>
        <text:p text:style-name="Preformatted_20_Text">&gt;&gt;&gt; <text:span text:style-name="Strong_20_Emphasis">anotherSheet</text:span></text:p>
        <text:p text:style-name="P2">&lt;Worksheet "Sheet1"&gt;</text:p>
        <text:p text:style-name="P16">Each sheet is represented by a <text:span text:style-name="Source_20_Text">Worksheet</text:span> object, which you can obtain by passing the sheet name string to the <text:span text:style-name="Source_20_Text">get_sheet_by_name()</text:span> workbook method. Finally, you can read the <text:span text:style-name="Source_20_Text">active</text:span> member variable of a <text:span text:style-name="Source_20_Text">Workbook</text:span> object to get the workbook’s active sheet. The active sheet is the sheet that’s on top when the workbook is opened in Excel. Once you have the <text:span text:style-name="Source_20_Text">Worksheet</text:span> object, you can get its name from the <text:span text:style-name="Source_20_Text">title</text:span> attribute.</text:p>
        <text:h text:style-name="Heading_20_2" text:outline-level="2"><text:bookmark text:name="calibre_link-3059"/>Getting Cells from the Sheets</text:h>
        <text:p text:style-name="P16">Once you have a <text:span text:style-name="Source_20_Text">Worksheet</text:span> object, you can access a <text:span text:style-name="Source_20_Text">Cell</text:span> object by its name. Enter the following into the interactive shell:</text:p>
        <text:p text:style-name="P4"><text:bookmark text:name="calibre_link-3060"/>&gt;&gt;&gt; <text:span text:style-name="Strong_20_Emphasis">import openpyxl</text:span></text:p>
        <text:p text:style-name="Preformatted_20_Text">&gt;&gt;&gt; <text:span text:style-name="Strong_20_Emphasis">wb = openpyxl.load_workbook('example.xlsx')</text:span></text:p>
        <text:p text:style-name="Preformatted_20_Text">&gt;&gt;&gt; <text:span text:style-name="Strong_20_Emphasis">sheet = wb.get_sheet_by_name('Sheet1')</text:span></text:p>
        <text:p text:style-name="Preformatted_20_Text">&gt;&gt;&gt; <text:span text:style-name="Strong_20_Emphasis">sheet['A1']</text:span></text:p>
        <text:p text:style-name="Preformatted_20_Text">&lt;Cell Sheet1.A1&gt;</text:p>
        <text:p text:style-name="Preformatted_20_Text">&gt;&gt;&gt; <text:span text:style-name="Strong_20_Emphasis">sheet['A1'].value</text:span></text:p>
        <text:p text:style-name="Preformatted_20_Text">datetime.datetime(2015, 4, 5, 13, 34, 2)</text:p>
        <text:p text:style-name="Preformatted_20_Text">&gt;&gt;&gt; <text:span text:style-name="Strong_20_Emphasis">c = sheet['B1']</text:span></text:p>
        <text:p text:style-name="Preformatted_20_Text">&gt;&gt;&gt; <text:span text:style-name="Strong_20_Emphasis">c.value</text:span></text:p>
        <text:p text:style-name="Preformatted_20_Text">'Apples'</text:p>
        <text:p text:style-name="Preformatted_20_Text">&gt;&gt;&gt; <text:span text:style-name="Strong_20_Emphasis">'Row ' + str(c.row) + ', Column ' + c.column + ' is ' + c.value</text:span></text:p>
        <text:p text:style-name="Preformatted_20_Text">'Row 1, Column B is Apples'</text:p>
        <text:p text:style-name="Preformatted_20_Text">&gt;&gt;&gt; <text:span text:style-name="Strong_20_Emphasis">'Cell ' + c.coordinate + ' is ' + c.value</text:span></text:p>
        <text:p text:style-name="Preformatted_20_Text"><text:soft-page-break/>'Cell B1 is Apples'</text:p>
        <text:p text:style-name="Preformatted_20_Text">&gt;&gt;&gt; <text:span text:style-name="Strong_20_Emphasis">sheet['C1'].value</text:span></text:p>
        <text:p text:style-name="P2">73</text:p>
        <text:p text:style-name="Text_20_body">The <text:span text:style-name="Source_20_Text">Cell</text:span> object has a <text:span text:style-name="Source_20_Text">value</text:span> attribute that contains, unsurprisingly, the value stored in that cell. <text:span text:style-name="Source_20_Text">Cell</text:span> objects also have <text:span text:style-name="Source_20_Text">row</text:span>, <text:span text:style-name="Source_20_Text">column</text:span>, and <text:span text:style-name="Source_20_Text">coordinate</text:span> attributes that provide location information for the cell.</text:p>
        <text:p text:style-name="P16"><text:bookmark text:name="calibre_link-744"/><text:bookmark text:name="calibre_link-742"/>Here, accessing the <text:span text:style-name="Source_20_Text">value</text:span> attribute of our <text:span text:style-name="Source_20_Text">Cell</text:span> object for cell B1 gives us the string <text:span text:style-name="Source_20_Text">'Apples'</text:span>. The <text:span text:style-name="Source_20_Text">row</text:span> attribute gives us the integer <text:span text:style-name="Source_20_Text">1</text:span>, the <text:span text:style-name="Source_20_Text">column</text:span> attribute gives us <text:span text:style-name="Source_20_Text">'B'</text:span>, and the <text:span text:style-name="Source_20_Text">coordinate</text:span> attribute gives us <text:span text:style-name="Source_20_Text">'B1'</text:span>.</text:p>
        <text:p text:style-name="P16">OpenPyXL will automatically interpret the dates in column A and return them as <text:span text:style-name="Source_20_Text">datetime</text:span> values rather than strings. </text:p>
        <text:p text:style-name="P16">Specifying a column by letter can be tricky to program, especially because after column Z, the columns start by using two letters: AA, AB, AC, and so on. As an alternative, you can also get a cell using the sheet’s <text:span text:style-name="Source_20_Text">cell()</text:span> method and passing integers for its <text:span text:style-name="Source_20_Text">row</text:span> and <text:span text:style-name="Source_20_Text">column</text:span> keyword arguments. The first row or column integer is <text:span text:style-name="Source_20_Text">1</text:span>, not <text:span text:style-name="Source_20_Text">0</text:span>. Continue the interactive shell example by entering the following:</text:p>
        <text:p text:style-name="Preformatted_20_Text"><text:bookmark text:name="calibre_link-3061"/>&gt;&gt;&gt; <text:span text:style-name="Strong_20_Emphasis">sheet.cell(row=1, column=2)</text:span></text:p>
        <text:p text:style-name="Preformatted_20_Text">&lt;Cell Sheet1.B1&gt;</text:p>
        <text:p text:style-name="Preformatted_20_Text">&gt;&gt;&gt; <text:span text:style-name="Strong_20_Emphasis">sheet.cell(row=1, column=2).value</text:span></text:p>
        <text:p text:style-name="Preformatted_20_Text">'Apples'</text:p>
        <text:p text:style-name="Preformatted_20_Text">&gt;&gt;&gt; <text:span text:style-name="Strong_20_Emphasis">for i in range(1, 8, 2):</text:span></text:p>
        <text:p text:style-name="Preformatted_20_Text"><text:s text:c="8"/><text:span text:style-name="Strong_20_Emphasis">print(i, sheet.cell(row=i, column=2).value)</text:span></text:p>
        <text:p text:style-name="Preformatted_20_Text"/>
        <text:p text:style-name="Preformatted_20_Text">1 Apples</text:p>
        <text:p text:style-name="Preformatted_20_Text">3 Pears</text:p>
        <text:p text:style-name="Preformatted_20_Text">5 Apples</text:p>
        <text:p text:style-name="P2">7 Strawberries</text:p>
        <text:p text:style-name="Text_20_body">As you can see, using the sheet’s <text:span text:style-name="Source_20_Text">cell()</text:span> method and passing it <text:span text:style-name="Source_20_Text">row=1</text:span> and <text:span text:style-name="Source_20_Text">column=2</text:span> gets you a <text:span text:style-name="Source_20_Text">Cell</text:span> object for cell <text:span text:style-name="Source_20_Text">B1</text:span>, just like specifying <text:span text:style-name="Source_20_Text">sheet['B1']</text:span> did. Then, using the <text:span text:style-name="Source_20_Text">cell()</text:span> method and its keyword arguments, you can write a <text:span text:style-name="Source_20_Text">for</text:span> loop to print the values of a series of cells.</text:p>
        <text:p text:style-name="P16">Say you want to go down column B and print the value in every cell with an odd row number. By passing <text:span text:style-name="Source_20_Text">2</text:span> for the <text:span text:style-name="Source_20_Text">range()</text:span> function’s “step” parameter, you can get cells from every second row (in this case, all the odd-numbered rows). The <text:span text:style-name="Source_20_Text">for</text:span> loop’s <text:span text:style-name="Source_20_Text">i</text:span> variable is passed for the <text:span text:style-name="Source_20_Text">row</text:span> keyword argument to the <text:span text:style-name="Source_20_Text">cell()</text:span> method, while <text:span text:style-name="Source_20_Text">2</text:span> is always passed for the <text:span text:style-name="Source_20_Text">column</text:span> keyword argument. Note that the integer <text:span text:style-name="Source_20_Text">2</text:span>, not the string <text:span text:style-name="Source_20_Text">'B'</text:span>, is passed.</text:p>
        <text:p text:style-name="P16">You can determine the size of the sheet with the <text:span text:style-name="Source_20_Text">Worksheet</text:span> object’s <text:span text:style-name="Source_20_Text">max_row</text:span> and <text:span text:style-name="Source_20_Text">max_column</text:span> member variables. Enter the following into the interactive shell:</text:p>
        <text:p text:style-name="P4"><text:bookmark text:name="calibre_link-3062"/>&gt;&gt;&gt; <text:span text:style-name="Strong_20_Emphasis">import openpyxl</text:span></text:p>
        <text:p text:style-name="P4">&gt;&gt;&gt; <text:span text:style-name="Strong_20_Emphasis">wb = openpyxl.load_workbook('example.xlsx')</text:span></text:p>
        <text:p text:style-name="P4">&gt;&gt;&gt; <text:span text:style-name="Strong_20_Emphasis">sheet = wb.get_sheet_by_name('Sheet1')</text:span></text:p>
        <text:p text:style-name="P4">&gt;&gt;&gt; <text:span text:style-name="Strong_20_Emphasis">sheet.max_row</text:span></text:p>
        <text:p text:style-name="P4">7</text:p>
        <text:p text:style-name="P4">&gt;&gt;&gt; <text:span text:style-name="Strong_20_Emphasis">sheet.max_column</text:span></text:p>
        <text:p text:style-name="P6">3</text:p>
        <text:p text:style-name="P16">Note that the <text:span text:style-name="Source_20_Text">max_column</text:span> method returns an integer rather than the letter that appears in Excel.</text:p>
        <text:h text:style-name="Heading_20_2" text:outline-level="2"><text:bookmark text:name="calibre_link-3063"/><text:soft-page-break/>Converting Between Column Letters and Numbers</text:h>
        <text:p text:style-name="Text_20_body"><text:bookmark text:name="calibre_link-1509"/><text:bookmark text:name="calibre_link-738"/><text:bookmark text:name="calibre_link-576"/><text:bookmark text:name="calibre_link-575"/><text:bookmark text:name="calibre_link-339"/><text:bookmark text:name="calibre_link-338"/>To convert from letters to numbers, call the <text:span text:style-name="Source_20_Text">openpyxl.cell.column_index_from_string()</text:span> function. To convert from numbers to letters, call the <text:span text:style-name="Source_20_Text">openpyxl.cell.get_column_letter()</text:span> function. Enter the following into the interactive shell:</text:p>
        <text:p text:style-name="Preformatted_20_Text"><text:bookmark text:name="calibre_link-3064"/>&gt;&gt;&gt; <text:span text:style-name="Strong_20_Emphasis">import openpyxl</text:span></text:p>
        <text:p text:style-name="Preformatted_20_Text">&gt;&gt;&gt; <text:span text:style-name="Strong_20_Emphasis">from openpyxl.cell import get_column_letter, column_index_from_string</text:span></text:p>
        <text:p text:style-name="Preformatted_20_Text">&gt;&gt;&gt; <text:span text:style-name="Strong_20_Emphasis">get_column_letter(1)</text:span></text:p>
        <text:p text:style-name="Preformatted_20_Text">'A'</text:p>
        <text:p text:style-name="Preformatted_20_Text">&gt;&gt;&gt; <text:span text:style-name="Strong_20_Emphasis">get_column_letter(2</text:span>)</text:p>
        <text:p text:style-name="Preformatted_20_Text">'B'</text:p>
        <text:p text:style-name="Preformatted_20_Text">&gt;&gt;&gt; <text:span text:style-name="Strong_20_Emphasis">get_column_letter(27)</text:span></text:p>
        <text:p text:style-name="Preformatted_20_Text">'AA'</text:p>
        <text:p text:style-name="Preformatted_20_Text">&gt;&gt;&gt; <text:span text:style-name="Strong_20_Emphasis">get_column_letter(900)</text:span></text:p>
        <text:p text:style-name="Preformatted_20_Text">'AHP'</text:p>
        <text:p text:style-name="Preformatted_20_Text">&gt;&gt;&gt; <text:span text:style-name="Strong_20_Emphasis">wb = openpyxl.load_workbook('example.xlsx')</text:span></text:p>
        <text:p text:style-name="Preformatted_20_Text">&gt;&gt;&gt; <text:span text:style-name="Strong_20_Emphasis">sheet = wb.get_sheet_by_name('Sheet1')</text:span></text:p>
        <text:p text:style-name="Preformatted_20_Text">&gt;&gt;&gt; <text:span text:style-name="Strong_20_Emphasis">get_column_letter(sheet.max_column)</text:span></text:p>
        <text:p text:style-name="Preformatted_20_Text">'C'</text:p>
        <text:p text:style-name="Preformatted_20_Text">&gt;&gt;&gt; <text:span text:style-name="Strong_20_Emphasis">column_index_from_string('A')</text:span></text:p>
        <text:p text:style-name="Preformatted_20_Text">1</text:p>
        <text:p text:style-name="Preformatted_20_Text">&gt;&gt;&gt; <text:span text:style-name="Strong_20_Emphasis">column_index_from_string('AA')</text:span></text:p>
        <text:p text:style-name="P2">27</text:p>
        <text:p text:style-name="P16">After you import these two functions from the <text:span text:style-name="Source_20_Text">openpyxl.cell</text:span> module, you can call <text:span text:style-name="Source_20_Text">get_column_letter()</text:span> and pass it an integer like 27 to figure out what the letter name of the 27th column is. The function <text:span text:style-name="Source_20_Text">column_index_string()</text:span> does the reverse: You pass it the letter name of a column, and it tells you what number that column is. You don’t need to have a workbook loaded to use these functions. If you want, you can load a workbook, get a <text:span text:style-name="Source_20_Text">Worksheet</text:span> object, and call a <text:span text:style-name="Source_20_Text">Worksheet</text:span> object method like <text:span text:style-name="Source_20_Text">max_column</text:span> to get an integer. Then, you can pass that integer to <text:span text:style-name="Source_20_Text">get_column_letter()</text:span>.</text:p>
        <text:h text:style-name="Heading_20_2" text:outline-level="2"><text:bookmark text:name="calibre_link-3065"/>Getting Rows and Columns from the Sheets</text:h>
        <text:p text:style-name="P16">You can slice <text:span text:style-name="Source_20_Text">Worksheet</text:span> objects to get all the <text:span text:style-name="Source_20_Text">Cell</text:span> objects in a row, column, or rectangular area of the spreadsheet. Then you can loop over all the cells in the slice. Enter the following into the interactive shell:</text:p>
        <text:p text:style-name="Preformatted_20_Text"><text:bookmark text:name="calibre_link-3066"/><text:s text:c="3"/>&gt;&gt;&gt; <text:span text:style-name="Strong_20_Emphasis">import openpyxl</text:span></text:p>
        <text:p text:style-name="Preformatted_20_Text"><text:s text:c="3"/>&gt;&gt;&gt; <text:span text:style-name="Strong_20_Emphasis">wb = openpyxl.load_workbook('example.xlsx')</text:span></text:p>
        <text:p text:style-name="Preformatted_20_Text"><text:s text:c="3"/>&gt;&gt;&gt; <text:span text:style-name="Strong_20_Emphasis">sheet = wb.get_sheet_by_name('Sheet1')</text:span></text:p>
        <text:p text:style-name="Preformatted_20_Text"><text:s text:c="3"/>&gt;&gt;&gt; <text:span text:style-name="Strong_20_Emphasis">tuple(sheet['A1':'C3'])</text:span></text:p>
        <text:p text:style-name="Preformatted_20_Text"><text:s text:c="3"/>((&lt;Cell Sheet1.A1&gt;, &lt;Cell Sheet1.B1&gt;, &lt;Cell Sheet1.C1&gt;), (&lt;Cell Sheet1.A2&gt;,</text:p>
        <text:p text:style-name="Preformatted_20_Text"><text:s text:c="3"/>&lt;Cell Sheet1.B2&gt;, &lt;Cell Sheet1.C2&gt;), (&lt;Cell Sheet1.A3&gt;, &lt;Cell Sheet1.B3&gt;,</text:p>
        <text:p text:style-name="Preformatted_20_Text"><text:s text:c="3"/>&lt;Cell Sheet1.C3&gt;))</text:p>
        <text:p text:style-name="Preformatted_20_Text"><text:s text:c="3"/>&gt;&gt;&gt; <text:span text:style-name="Strong_20_Emphasis">for rowOfCellObjects in sheet['A1':'C3']:</text:span></text:p>
        <text:p text:style-name="Preformatted_20_Text"><text:s text:c="9"/><text:span text:style-name="Strong_20_Emphasis">for cellObj in rowOfCellObjects:</text:span></text:p>
        <text:p text:style-name="Preformatted_20_Text"><text:s text:c="15"/><text:span text:style-name="Strong_20_Emphasis">print(cellObj.coordinate, cellObj.value)</text:span></text:p>
        <text:p text:style-name="Preformatted_20_Text"><text:s text:c="11"/><text:span text:style-name="Strong_20_Emphasis">print('--- END OF ROW ---')</text:span></text:p>
        <text:p text:style-name="Preformatted_20_Text"><text:s text:c="3"/>A1 2015-04-05 13:34:02</text:p>
        <text:p text:style-name="Preformatted_20_Text"><text:s text:c="3"/>B1 Apples</text:p>
        <text:p text:style-name="Preformatted_20_Text"><text:s text:c="3"/>C1 73</text:p>
        <text:p text:style-name="Preformatted_20_Text"><text:s text:c="3"/><text:span text:style-name="Strong_20_Emphasis">---</text:span> END OF ROW <text:span text:style-name="Strong_20_Emphasis">---</text:span></text:p>
        <text:p text:style-name="Preformatted_20_Text"><text:s text:c="3"/>A2 2015-04-05 03:41:23</text:p>
        <text:p text:style-name="Preformatted_20_Text"><text:s text:c="3"/>B2 Cherries</text:p>
        <text:p text:style-name="Preformatted_20_Text"><text:s text:c="3"/>C2 85</text:p>
        <text:p text:style-name="Preformatted_20_Text"><text:s text:c="3"/><text:span text:style-name="Strong_20_Emphasis">---</text:span> END OF ROW <text:span text:style-name="Strong_20_Emphasis">---</text:span></text:p>
        <text:p text:style-name="Preformatted_20_Text"><text:soft-page-break/><text:s text:c="3"/>A3 2015-04-06 12:46:51</text:p>
        <text:p text:style-name="Preformatted_20_Text"><text:s text:c="3"/>B3 Pears</text:p>
        <text:p text:style-name="Preformatted_20_Text"><text:s text:c="3"/>C3 14</text:p>
        <text:p text:style-name="P2"><text:s text:c="3"/><text:span text:style-name="Strong_20_Emphasis">---</text:span> END OF ROW <text:span text:style-name="Strong_20_Emphasis">---</text:span></text:p>
        <text:p text:style-name="P16">Here, we specify that we want the <text:span text:style-name="Source_20_Text">Cell</text:span> objects in the rectangular area from A1 to C3, and we get a <text:span text:style-name="Source_20_Text">Generator</text:span> object containing the <text:span text:style-name="Source_20_Text">Cell</text:span> objects in that area. To help us visualize this <text:span text:style-name="Source_20_Text">Generator</text:span> object, we can use <text:span text:style-name="Source_20_Text">tuple()</text:span> on it to display its <text:span text:style-name="Source_20_Text">Cell</text:span> objects in a tuple.</text:p>
        <text:p text:style-name="P16">This tuple contains three tuples: one for each row, from the top of the desired area to the bottom. Each of these three inner tuples contains the <text:span text:style-name="Source_20_Text">Cell</text:span> objects in one row of our desired area, from the leftmost cell to the right. So overall, our slice of the sheet contains all the <text:span text:style-name="Source_20_Text">Cell</text:span> objects in the area from A1 to C3, starting from the top-left cell and ending with the bottom-right cell.</text:p>
        <text:p text:style-name="P16">To print the values of each cell in the area, we use two <text:span text:style-name="Source_20_Text">for</text:span> loops. The outer <text:span text:style-name="Source_20_Text">for</text:span> loop goes over each row in the slice ❶. Then, for each row, the nested <text:span text:style-name="Source_20_Text">for</text:span> loop goes through each cell in that row ❷.</text:p>
        <text:p text:style-name="P16">To access the values of cells in a particular row or column, you can also use a <text:span text:style-name="Source_20_Text">Worksheet</text:span> object’s <text:span text:style-name="Source_20_Text">rows</text:span> and <text:span text:style-name="Source_20_Text">columns</text:span> attribute. Enter the following into the interactive shell:</text:p>
        <text:p text:style-name="P4"><text:bookmark text:name="calibre_link-3067"/>&gt;&gt;&gt; <text:span text:style-name="Strong_20_Emphasis">import openpyxl</text:span></text:p>
        <text:p text:style-name="Preformatted_20_Text">&gt;&gt;&gt; <text:span text:style-name="Strong_20_Emphasis">wb = openpyxl.load_workbook('example.xlsx')</text:span></text:p>
        <text:p text:style-name="Preformatted_20_Text">&gt;&gt;&gt; <text:span text:style-name="Strong_20_Emphasis">sheet = wb.active</text:span></text:p>
        <text:p text:style-name="Preformatted_20_Text">&gt;&gt;&gt; <text:span text:style-name="Strong_20_Emphasis">sheet.columns[1]</text:span></text:p>
        <text:p text:style-name="Preformatted_20_Text">(&lt;Cell Sheet1.B1&gt;, &lt;Cell Sheet1.B2&gt;, &lt;Cell Sheet1.B3&gt;, &lt;Cell Sheet1.B4&gt;,</text:p>
        <text:p text:style-name="Preformatted_20_Text">&lt;Cell Sheet1.B5&gt;, &lt;Cell Sheet1.B6&gt;, &lt;Cell Sheet1.B7&gt;)</text:p>
        <text:p text:style-name="Preformatted_20_Text">&gt;&gt;&gt; <text:span text:style-name="Strong_20_Emphasis">for cellObj in sheet.columns[1]:</text:span></text:p>
        <text:p text:style-name="Preformatted_20_Text"><text:s text:c="8"/><text:span text:style-name="Strong_20_Emphasis">print(cellObj.value)</text:span></text:p>
        <text:p text:style-name="Preformatted_20_Text"/>
        <text:p text:style-name="Preformatted_20_Text">Apples</text:p>
        <text:p text:style-name="Preformatted_20_Text">Cherries</text:p>
        <text:p text:style-name="Preformatted_20_Text">Pears</text:p>
        <text:p text:style-name="Preformatted_20_Text">Oranges</text:p>
        <text:p text:style-name="Preformatted_20_Text">Apples</text:p>
        <text:p text:style-name="Preformatted_20_Text">Bananas</text:p>
        <text:p text:style-name="P2">Strawberries</text:p>
        <text:p text:style-name="Text_20_body">Using the <text:span text:style-name="Source_20_Text">rows</text:span> attribute on a <text:span text:style-name="Source_20_Text">Worksheet</text:span> object will give you a tuple of tuples. Each of these inner tuples represents a row, and contains the <text:span text:style-name="Source_20_Text">Cell</text:span> objects in that row. The <text:span text:style-name="Source_20_Text">columns</text:span> attribute also gives you a tuple of tuples, with each of the inner tuples containing the <text:span text:style-name="Source_20_Text">Cell</text:span> objects in a particular <text:bookmark text:name="calibre_link-1337"/><text:bookmark text:name="calibre_link-577"/>column. For <text:span text:style-name="Emphasis">example.xlsx</text:span>, since there are 7 rows and 3 columns, <text:span text:style-name="Source_20_Text">rows</text:span> gives us a tuple of 7 tuples (each containing 3 <text:span text:style-name="Source_20_Text">Cell</text:span> objects), and <text:span text:style-name="Source_20_Text">columns</text:span> gives us a tuple of 3 tuples (each containing 7 <text:span text:style-name="Source_20_Text">Cell</text:span> objects).</text:p>
        <text:p text:style-name="Text_20_body">To access one particular tuple, you can refer to it by its index in the larger tuple. For example, to get the tuple that represents column B, you use <text:span text:style-name="Source_20_Text">sheet.columns[1]</text:span>. To get the tuple containing the <text:span text:style-name="Source_20_Text">Cell</text:span> objects in column A, you’d use <text:span text:style-name="Source_20_Text">sheet.columns[0]</text:span>. Once you have a tuple representing one row or column, you can loop through its <text:span text:style-name="Source_20_Text">Cell</text:span> objects and print their values.</text:p>
        <text:h text:style-name="Heading_20_2" text:outline-level="2"><text:bookmark text:name="calibre_link-3068"/>Workbooks, Sheets, Cells</text:h>
        <text:p text:style-name="Text_20_body">As a quick review, here’s a rundown of all the functions, methods, and data types involved in reading a cell out of a spreadsheet file:</text:p>
        <text:list xml:id="list2211322867574886997" text:style-name="L1">
          <text:list-item>
            <text:p text:style-name="P7">Import the <text:span text:style-name="Source_20_Text">openpyxl</text:span> module.</text:p>
          </text:list-item>
          <text:list-item>
            <text:p text:style-name="P7">Call the <text:span text:style-name="Source_20_Text">openpyxl.load_workbook()</text:span> function.</text:p>
          </text:list-item>
          <text:list-item>
            <text:p text:style-name="P7"><text:soft-page-break/>Get a <text:span text:style-name="Source_20_Text">Workbook</text:span> object.</text:p>
          </text:list-item>
          <text:list-item>
            <text:p text:style-name="P7">Read the <text:span text:style-name="Source_20_Text">active</text:span> member variable or call the <text:span text:style-name="Source_20_Text">get_sheet_by_name()</text:span> workbook method.</text:p>
          </text:list-item>
          <text:list-item>
            <text:p text:style-name="P7">Get a <text:span text:style-name="Source_20_Text">Worksheet</text:span> object.</text:p>
          </text:list-item>
          <text:list-item>
            <text:p text:style-name="P7">Use indexing or the <text:span text:style-name="Source_20_Text">cell()</text:span> sheet method with <text:span text:style-name="Source_20_Text">row</text:span> and <text:span text:style-name="Source_20_Text">column</text:span> keyword arguments.</text:p>
          </text:list-item>
          <text:list-item>
            <text:p text:style-name="P7">Get a <text:span text:style-name="Source_20_Text">Cell</text:span> object.</text:p>
          </text:list-item>
          <text:list-item>
            <text:p text:style-name="P7">Read the <text:span text:style-name="Source_20_Text">Cell</text:span> object’s <text:span text:style-name="Source_20_Text">value</text:span> attribute.</text:p>
          </text:list-item>
        </text:list>
        <text:h text:style-name="Heading_20_1" text:outline-level="1"><text:bookmark text:name="calibre_link-3069"/>Project: Reading Data from a Spreadsheet</text:h>
        <text:p text:style-name="Text_20_body">Say you have a spreadsheet of data from the 2010 US Census and you have the boring task of going through its thousands of rows to count both the total population and the number of census tracts for each county. (A census tract is simply a geographic area defined for the purposes of the census.) Each row represents a single census tract. We’ll name the spreadsheet file <text:span text:style-name="Emphasis">censuspopdata.xlsx</text:span>, and you can download it from <text:a xlink:type="simple" xlink:href="http://nostarch.com/automatestuff/" text:style-name="Internet_20_link" text:visited-style-name="Visited_20_Internet_20_Link"><text:span text:style-name="Emphasis">http://nostarch.com/automatestuff/</text:span></text:a>. Its contents look like <text:a xlink:type="simple" xlink:href="https://automatetheboringstuff.com/chapter12/#calibre_link-65" text:style-name="Internet_20_link" text:visited-style-name="Visited_20_Internet_20_Link">Figure 12-2</text:a>.</text:p>
        <text:p text:style-name="Text_20_body"><text:bookmark text:name="calibre_link-3070"/><text:bookmark text:name="calibre_link-65"/><draw:frame draw:style-name="fr1" draw:name="graphics2" text:anchor-type="as-char" svg:width="0.7862in" svg:height="0.3929in" draw:z-index="0"><draw:image xlink:href="https://automatetheboringstuff.com/images/000026.png" xlink:type="simple" xlink:show="embed" xlink:actuate="onLoad"/><svg:title>The censuspopdata.xlsx spreadsheet</svg:title></draw:frame></text:p>
        <text:p text:style-name="Text_20_body">Figure 12-2. The <text:span text:style-name="Emphasis">censuspopdata.xlsx</text:span> spreadsheet</text:p>
        <text:p text:style-name="Text_20_body"><text:bookmark text:name="calibre_link-578"/>Even though Excel can calculate the sum of multiple selected cells, you’d still have to select the cells for each of the 3,000-plus counties. Even if it takes just a few seconds to calculate a county’s population by hand, this would take hours to do for the whole spreadsheet.</text:p>
        <text:p text:style-name="Text_20_body">In this project, you’ll write a script that can read from the census spreadsheet file and calculate statistics for each county in a matter of seconds.</text:p>
        <text:p text:style-name="Text_20_body">This is what your program does:</text:p>
        <text:list xml:id="list1077097861680418186" text:style-name="L2">
          <text:list-item>
            <text:p text:style-name="P8">Reads the data from the Excel spreadsheet.</text:p>
          </text:list-item>
          <text:list-item>
            <text:p text:style-name="P8">Counts the number of census tracts in each county.</text:p>
          </text:list-item>
          <text:list-item>
            <text:p text:style-name="P8">Counts the total population of each county.</text:p>
          </text:list-item>
          <text:list-item>
            <text:p text:style-name="P8">Prints the results.</text:p>
          </text:list-item>
        </text:list>
        <text:p text:style-name="Text_20_body">This means your code will need to do the following:</text:p>
        <text:list xml:id="list1726400255172734405" text:style-name="L3">
          <text:list-item>
            <text:p text:style-name="P9">Open and read the cells of an Excel document with the <text:span text:style-name="Source_20_Text">openpyxl</text:span> module.</text:p>
          </text:list-item>
          <text:list-item>
            <text:p text:style-name="P9">Calculate all the tract and population data and store it in a data structure.</text:p>
          </text:list-item>
          <text:list-item>
            <text:p text:style-name="P9">Write the data structure to a text file with the <text:span text:style-name="Emphasis">.py</text:span> extension using the <text:span text:style-name="Source_20_Text">pprint</text:span> module.</text:p>
          </text:list-item>
        </text:list>
        <text:h text:style-name="Heading_20_2" text:outline-level="2"><text:bookmark text:name="calibre_link-3071"/>Step 1: Read the Spreadsheet Data</text:h>
        <text:p text:style-name="Text_20_body">There is just one sheet in the <text:span text:style-name="Emphasis">censuspopdata.xlsx</text:span> spreadsheet, named <text:span text:style-name="Source_20_Text">'Population by Census Tract'</text:span>, and each row holds the data for a single census tract. The columns are the tract number (A), the state abbreviation (B), the county name (C), and the population of the tract (D).</text:p>
        <text:p text:style-name="Text_20_body">Open a new file editor window and enter the following code. Save the file as <text:span text:style-name="Emphasis">readCensusExcel.py</text:span>.</text:p>
        <text:p text:style-name="Preformatted_20_Text"><text:bookmark text:name="calibre_link-3072"/><text:s text:c="3"/>#! python3</text:p>
        <text:p text:style-name="Preformatted_20_Text"><text:s text:c="3"/># readCensusExcel.py - Tabulates population and number of census tracts for</text:p>
        <text:p text:style-name="Preformatted_20_Text"><text:s text:c="3"/># each county.</text:p>
        <text:p text:style-name="Preformatted_20_Text"><text:soft-page-break/></text:p>
        <text:p text:style-name="Preformatted_20_Text">❶ import openpyxl, pprint</text:p>
        <text:p text:style-name="Preformatted_20_Text"><text:s text:c="3"/>print('Opening workbook...')</text:p>
        <text:p text:style-name="Preformatted_20_Text">❷ wb = openpyxl.load_workbook('censuspopdata.xlsx')</text:p>
        <text:p text:style-name="Preformatted_20_Text">❸ sheet = wb.get_sheet_by_name('Population by Census Tract')</text:p>
        <text:p text:style-name="Preformatted_20_Text"><text:s text:c="3"/>countyData = {}</text:p>
        <text:p text:style-name="Preformatted_20_Text"/>
        <text:p text:style-name="Preformatted_20_Text"><text:s text:c="3"/># TODO: Fill in countyData with each county's population and tracts.</text:p>
        <text:p text:style-name="Preformatted_20_Text"><text:s text:c="3"/>print('Reading rows...')</text:p>
        <text:p text:style-name="Preformatted_20_Text">❹ for row in range(2, sheet.max_row + 1):</text:p>
        <text:p text:style-name="Preformatted_20_Text"><text:s text:c="7"/># Each row in the spreadsheet has data for one census tract.</text:p>
        <text:p text:style-name="Preformatted_20_Text"><text:s text:c="7"/>state <text:s/>= sheet['B' + str(row)].value</text:p>
        <text:p text:style-name="Preformatted_20_Text"><text:s text:c="7"/>county = sheet['C' + str(row)].value</text:p>
        <text:p text:style-name="Preformatted_20_Text"><text:s text:c="7"/>pop <text:s text:c="3"/>= sheet['D' + str(row)].value</text:p>
        <text:p text:style-name="Preformatted_20_Text"/>
        <text:p text:style-name="P2"><text:s text:c="3"/># TODO: Open a new text file and write the contents of countyData to it.</text:p>
        <text:p text:style-name="Text_20_body"><text:bookmark text:name="calibre_link-579"/>This code imports the <text:span text:style-name="Source_20_Text">openpyxl</text:span> module, as well as the <text:span text:style-name="Source_20_Text">pprint</text:span> module that you’ll use to print the final county data ❶. Then it opens the <text:span text:style-name="Emphasis">censuspopdata.xlsx</text:span> file ❷, gets the sheet with the census data ❸, and begins iterating over its rows ❹.</text:p>
        <text:p text:style-name="Text_20_body">Note that you’ve also created a variable named <text:span text:style-name="Source_20_Text">countyData</text:span>, which will contain the populations and number of tracts you calculate for each county. Before you can store anything in it, though, you should determine exactly how you’ll structure the data inside it.</text:p>
        <text:h text:style-name="Heading_20_2" text:outline-level="2"><text:bookmark text:name="calibre_link-3073"/>Step 2: Populate the Data Structure</text:h>
        <text:p text:style-name="Text_20_body">The data structure stored in <text:span text:style-name="Source_20_Text">countyData</text:span> will be a dictionary with state abbreviations as its keys. Each state abbreviation will map to another dictionary, whose keys are strings of the county names in that state. Each county name will in turn map to a dictionary with just two keys, <text:span text:style-name="Source_20_Text">'tracts'</text:span> and <text:span text:style-name="Source_20_Text">'pop'</text:span>. These keys map to the number of census tracts and population for the county. For example, the dictionary will look similar to this:</text:p>
        <text:p text:style-name="Preformatted_20_Text"><text:bookmark text:name="calibre_link-3074"/>{'AK': {'Aleutians East': {'pop': 3141, 'tracts': 1},</text:p>
        <text:p text:style-name="Preformatted_20_Text"><text:s text:c="8"/>'Aleutians West': {'pop': 5561, 'tracts': 2},</text:p>
        <text:p text:style-name="Preformatted_20_Text"><text:s text:c="8"/>'Anchorage': {'pop': 291826, 'tracts': 55},</text:p>
        <text:p text:style-name="Preformatted_20_Text"><text:s text:c="8"/>'Bethel': {'pop': 17013, 'tracts': 3},</text:p>
        <text:p text:style-name="Preformatted_20_Text"><text:s text:c="8"/>'Bristol Bay': {'pop': 997, 'tracts': 1},</text:p>
        <text:p text:style-name="P2"><text:s text:c="8"/>--<text:span text:style-name="Emphasis">snip</text:span>--</text:p>
        <text:p text:style-name="Text_20_body">If the previous dictionary were stored in <text:span text:style-name="Source_20_Text">countyData</text:span>, the following expressions would evaluate like this:</text:p>
        <text:p text:style-name="Preformatted_20_Text"><text:bookmark text:name="calibre_link-3075"/>&gt;&gt;&gt; countyData['AK']['Anchorage']['pop']</text:p>
        <text:p text:style-name="Preformatted_20_Text">291826</text:p>
        <text:p text:style-name="Preformatted_20_Text">&gt;&gt;&gt; countyData['AK']['Anchorage']['tracts']</text:p>
        <text:p text:style-name="P2">55</text:p>
        <text:p text:style-name="Text_20_body">More generally, the <text:span text:style-name="Source_20_Text">countyData</text:span> dictionary’s keys will look like this:</text:p>
        <text:p text:style-name="Preformatted_20_Text"><text:bookmark text:name="calibre_link-3076"/>countyData[<text:span text:style-name="Emphasis">state abbrev</text:span>][<text:span text:style-name="Emphasis">county</text:span>]['tracts']</text:p>
        <text:p text:style-name="P2">countyData[<text:span text:style-name="Emphasis">state abbrev</text:span>][<text:span text:style-name="Emphasis">county</text:span>]['pop']</text:p>
        <text:p text:style-name="Text_20_body">Now that you know how <text:span text:style-name="Source_20_Text">countyData</text:span> will be structured, you can write the code that will fill it with the county data. Add the following code to the bottom of your program:</text:p>
        <text:p text:style-name="Preformatted_20_Text"><text:bookmark text:name="calibre_link-3077"/><text:s text:c="3"/>#! python 3</text:p>
        <text:p text:style-name="Preformatted_20_Text"><text:s text:c="3"/># readCensusExcel.py - Tabulates population and number of census tracts for</text:p>
        <text:p text:style-name="Preformatted_20_Text"><text:s text:c="3"/># each county.</text:p>
        <text:p text:style-name="Preformatted_20_Text"/>
        <text:p text:style-name="Preformatted_20_Text"><text:soft-page-break/><text:s text:c="3"/>--<text:span text:style-name="Emphasis">snip</text:span>--</text:p>
        <text:p text:style-name="Preformatted_20_Text"><text:s text:c="3"/>for row in range(2, sheet.max_row + 1):</text:p>
        <text:p text:style-name="Preformatted_20_Text"><text:s text:c="7"/># Each row in the spreadsheet has data for one census tract.</text:p>
        <text:p text:style-name="Preformatted_20_Text"><text:s text:c="7"/>state <text:s/>= sheet['B' + str(row)].value</text:p>
        <text:p text:style-name="Preformatted_20_Text"><text:s text:c="7"/>county = sheet['C' + str(row)].value</text:p>
        <text:p text:style-name="Preformatted_20_Text"><text:s text:c="7"/>pop <text:s text:c="3"/>= sheet['D' + str(row)].value</text:p>
        <text:p text:style-name="Preformatted_20_Text"/>
        <text:p text:style-name="Preformatted_20_Text"><text:s text:c="7"/><text:span text:style-name="Strong_20_Emphasis"># Make sure the key for this state exists.</text:span></text:p>
        <text:p text:style-name="Preformatted_20_Text">❶ <text:s text:c="4"/><text:span text:style-name="Strong_20_Emphasis">countyData.setdefault(state, {})</text:span></text:p>
        <text:p text:style-name="Preformatted_20_Text"><text:s text:c="7"/><text:span text:style-name="Strong_20_Emphasis"># Make sure the key for this county in this state exists.</text:span></text:p>
        <text:p text:style-name="Preformatted_20_Text">❷ <text:s text:c="4"/><text:span text:style-name="Strong_20_Emphasis">countyData[state].setdefault(county, {'tracts': 0, 'pop': 0})</text:span></text:p>
        <text:p text:style-name="Preformatted_20_Text"/>
        <text:p text:style-name="Preformatted_20_Text"><text:s text:c="7"/><text:span text:style-name="Strong_20_Emphasis"># Each row represents one census tract, so increment by one.</text:span></text:p>
        <text:p text:style-name="Preformatted_20_Text">❸ <text:s text:c="4"/><text:span text:style-name="Strong_20_Emphasis">countyData[state][county]['tracts'] += 1</text:span></text:p>
        <text:p text:style-name="Preformatted_20_Text"><text:s text:c="7"/><text:span text:style-name="Strong_20_Emphasis"># Increase the county pop by the pop in this census tract.</text:span></text:p>
        <text:p text:style-name="Preformatted_20_Text">❹ <text:s text:c="4"/><text:span text:style-name="Strong_20_Emphasis">countyData[state][county]['pop'] += int(pop)</text:span></text:p>
        <text:p text:style-name="Preformatted_20_Text"/>
        <text:p text:style-name="P2"><text:s text:c="3"/># TODO: Open a new text file and write the contents of countyData to it.</text:p>
        <text:p text:style-name="Text_20_body"><text:bookmark text:name="calibre_link-580"/>The last two lines of code perform the actual calculation work, incrementing the value for <text:span text:style-name="Source_20_Text">tracts</text:span> ❸ and increasing the value for <text:span text:style-name="Source_20_Text">pop</text:span> ❹ for the current county on each iteration of the <text:span text:style-name="Source_20_Text">for</text:span> loop.</text:p>
        <text:p text:style-name="Text_20_body">The other code is there because you cannot add a county dictionary as the value for a state abbreviation key until the key itself exists in <text:span text:style-name="Source_20_Text">countyData</text:span>. (That is, <text:span text:style-name="Source_20_Text">countyData['AK']['Anchorage']['tracts'] += 1</text:span> will cause an error if the <text:span text:style-name="Source_20_Text">'AK'</text:span> key doesn’t exist yet.) To make sure the state abbreviation key exists in your data structure, you need to call the <text:span text:style-name="Source_20_Text">setdefault()</text:span> method to set a value if one does not already exist for <text:span text:style-name="Source_20_Text">state</text:span> ❶.</text:p>
        <text:p text:style-name="Text_20_body">Just as the <text:span text:style-name="Source_20_Text">countyData</text:span> dictionary needs a dictionary as the value for each state abbreviation key, each of <text:span text:style-name="Emphasis">those</text:span> dictionaries will need its own dictionary as the value for each county key ❷. And each of <text:span text:style-name="Emphasis">those</text:span> dictionaries in turn will need keys <text:span text:style-name="Source_20_Text">'tracts'</text:span> and <text:span text:style-name="Source_20_Text">'pop'</text:span> that start with the integer value <text:span text:style-name="Source_20_Text">0</text:span>. (If you ever lose track of the dictionary structure, look back at the example dictionary at the start of this section.)</text:p>
        <text:p text:style-name="Text_20_body">Since <text:span text:style-name="Source_20_Text">setdefault()</text:span> will do nothing if the key already exists, you can call it on every iteration of the <text:span text:style-name="Source_20_Text">for</text:span> loop without a problem.</text:p>
        <text:h text:style-name="Heading_20_2" text:outline-level="2"><text:bookmark text:name="calibre_link-3078"/>Step 3: Write the Results to a File</text:h>
        <text:p text:style-name="Text_20_body">After the <text:span text:style-name="Source_20_Text">for</text:span> loop has finished, the <text:span text:style-name="Source_20_Text">countyData</text:span> dictionary will contain all of the population and tract information keyed by county and state. At this point, you could program more code to write this to a text file or another Excel spreadsheet. For now, let’s just use the <text:span text:style-name="Source_20_Text">pprint.pformat()</text:span> function to write the <text:span text:style-name="Source_20_Text">countyData</text:span> dictionary value as a massive string to a file named <text:span text:style-name="Emphasis">census2010.py</text:span>. Add the following code to the bottom of your program (making sure to keep it unindented so that it stays outside the <text:span text:style-name="Source_20_Text">for</text:span> loop):</text:p>
        <text:p text:style-name="Preformatted_20_Text"><text:bookmark text:name="calibre_link-3079"/>#! python 3</text:p>
        <text:p text:style-name="Preformatted_20_Text"># readCensusExcel.py - Tabulates population and number of census tracts for</text:p>
        <text:p text:style-name="Preformatted_20_Text"># each county.get_active_sheet</text:p>
        <text:p text:style-name="Preformatted_20_Text">--<text:span text:style-name="Emphasis">snip</text:span>--</text:p>
        <text:p text:style-name="Preformatted_20_Text"/>
        <text:p text:style-name="Preformatted_20_Text">for row in range(2, sheet.max_row + 1):</text:p>
        <text:p text:style-name="Preformatted_20_Text">--<text:span text:style-name="Emphasis">snip</text:span>--</text:p>
        <text:p text:style-name="Preformatted_20_Text"/>
        <text:p text:style-name="Preformatted_20_Text"><text:span text:style-name="Strong_20_Emphasis"># Open a new text file and write the contents of countyData to it.</text:span></text:p>
        <text:p text:style-name="Preformatted_20_Text"><text:span text:style-name="Strong_20_Emphasis">print('Writing results...')</text:span></text:p>
        <text:p text:style-name="Preformatted_20_Text"><text:span text:style-name="Strong_20_Emphasis">resultFile = open('census2010.py', 'w')</text:span></text:p>
        <text:p text:style-name="Preformatted_20_Text"><text:span text:style-name="Strong_20_Emphasis">resultFile.write('allData = ' + pprint.pformat(countyData))</text:span></text:p>
        <text:p text:style-name="Preformatted_20_Text"><text:span text:style-name="Strong_20_Emphasis">resultFile.close()</text:span></text:p>
        <text:p text:style-name="P2"><text:soft-page-break/><text:span text:style-name="Strong_20_Emphasis">print('Done.')</text:span></text:p>
        <text:p text:style-name="Text_20_body">The <text:span text:style-name="Source_20_Text">pprint.pformat()</text:span> function produces a string that itself is formatted as valid Python code. By outputting it to a text file named <text:span text:style-name="Emphasis">census2010.py</text:span>, you’ve generated a Python program from your Python program! This may seem complicated, but the advantage is that you can now import <text:span text:style-name="Emphasis">census2010.py</text:span> just like any other Python module. In the interactive shell, change the current working directory to the folder with your newly created <text:span text:style-name="Emphasis">census2010.py</text:span> file (on my laptop, this is <text:span text:style-name="Emphasis">C:\Python34</text:span>), and then import it:</text:p>
        <text:p text:style-name="Preformatted_20_Text"><text:bookmark text:name="calibre_link-3080"/>&gt;&gt;&gt; <text:span text:style-name="Strong_20_Emphasis">import os</text:span></text:p>
        <text:p text:style-name="Preformatted_20_Text">&gt;&gt;&gt; <text:span text:style-name="Strong_20_Emphasis">os.chdir('C:\\Python34')</text:span></text:p>
        <text:p text:style-name="Preformatted_20_Text">&gt;&gt;&gt; <text:span text:style-name="Strong_20_Emphasis">import census2010</text:span></text:p>
        <text:p text:style-name="Preformatted_20_Text">&gt;&gt;&gt; <text:span text:style-name="Strong_20_Emphasis">census2010.allData['AK']['Anchorage']</text:span></text:p>
        <text:p text:style-name="Preformatted_20_Text">{'pop': 291826, 'tracts': 55}</text:p>
        <text:p text:style-name="Preformatted_20_Text">&gt;&gt;&gt; <text:span text:style-name="Strong_20_Emphasis">anchoragePop = census2010.allData['AK']['Anchorage']['pop']</text:span></text:p>
        <text:p text:style-name="Preformatted_20_Text">&gt;&gt;&gt; <text:span text:style-name="Strong_20_Emphasis">print('The 2010 population of Anchorage was ' + str(anchoragePop))</text:span></text:p>
        <text:p text:style-name="P2">The 2010 population of Anchorage was 291826</text:p>
        <text:p text:style-name="Text_20_body">The <text:span text:style-name="Emphasis">readCensusExcel.py</text:span> program was throwaway code: Once you have its results saved to <text:span text:style-name="Emphasis">census2010.py</text:span>, you won’t need to run the program again. Whenever you need the county data, you can just run <text:span text:style-name="Source_20_Text">import census2010</text:span>.</text:p>
        <text:p text:style-name="Text_20_body">Calculating this data by hand would have taken hours; this program did it in a few seconds. Using OpenPyXL, you will have no trouble extracting information that is saved to an Excel spreadsheet and performing calculations on it. You can download the complete program from <text:a xlink:type="simple" xlink:href="http://nostarch.com/automatestuff/" text:style-name="Internet_20_link" text:visited-style-name="Visited_20_Internet_20_Link"><text:span text:style-name="Emphasis">http://nostarch.com/automatestuff/</text:span></text:a>.</text:p>
        <text:h text:style-name="Heading_20_2" text:outline-level="2"><text:bookmark text:name="calibre_link-3081"/>Ideas for Similar Programs</text:h>
        <text:p text:style-name="Text_20_body">Many businesses and offices use Excel to store various types of data, and it’s not uncommon for spreadsheets to become large and unwieldy. Any program that parses an Excel spreadsheet has a similar structure: It loads the spreadsheet file, preps some variables or data structures, and then loops through each of the rows in the spreadsheet. Such a program could do the following:</text:p>
        <text:list xml:id="list7984096802490270353" text:style-name="L4">
          <text:list-item>
            <text:p text:style-name="P10">Compare data across multiple rows in a spreadsheet.</text:p>
          </text:list-item>
          <text:list-item>
            <text:p text:style-name="P10">Open multiple Excel files and compare data between spreadsheets.</text:p>
          </text:list-item>
          <text:list-item>
            <text:p text:style-name="P10"><text:bookmark text:name="calibre_link-1866"/><text:bookmark text:name="calibre_link-582"/><text:bookmark text:name="calibre_link-581"/>Check whether a spreadsheet has blank rows or invalid data in any cells and alert the user if it does.</text:p>
          </text:list-item>
          <text:list-item>
            <text:p text:style-name="P10">Read data from a spreadsheet and use it as the input for your Python programs.</text:p>
          </text:list-item>
        </text:list>
        <text:h text:style-name="Heading_20_1" text:outline-level="1"><text:bookmark text:name="calibre_link-3082"/>Writing Excel Documents</text:h>
        <text:p text:style-name="Text_20_body">OpenPyXL also provides ways of writing data, meaning that your programs can create and edit spreadsheet files. With Python, it’s simple to create spreadsheets with thousands of rows of data.</text:p>
        <text:h text:style-name="Heading_20_2" text:outline-level="2"><text:bookmark text:name="calibre_link-3083"/>Creating and Saving Excel Documents</text:h>
        <text:p text:style-name="Text_20_body">Call the <text:span text:style-name="Source_20_Text">openpyxl.Workbook()</text:span> function to create a new, blank <text:span text:style-name="Source_20_Text">Workbook</text:span> object. Enter the following into the interactive shell:</text:p>
        <text:p text:style-name="Preformatted_20_Text"><text:bookmark text:name="calibre_link-3084"/>&gt;&gt;&gt; <text:span text:style-name="Strong_20_Emphasis">import openpyxl</text:span></text:p>
        <text:p text:style-name="Preformatted_20_Text">&gt;&gt;&gt; <text:span text:style-name="Strong_20_Emphasis">wb = openpyxl.Workbook()</text:span></text:p>
        <text:p text:style-name="Preformatted_20_Text">&gt;&gt;&gt; <text:span text:style-name="Strong_20_Emphasis">wb.get_sheet_names()</text:span></text:p>
        <text:p text:style-name="Preformatted_20_Text">['Sheet']</text:p>
        <text:p text:style-name="Preformatted_20_Text"><text:soft-page-break/>&gt;&gt;&gt; <text:span text:style-name="Strong_20_Emphasis">sheet = wb.active</text:span></text:p>
        <text:p text:style-name="Preformatted_20_Text">&gt;&gt;&gt; <text:span text:style-name="Strong_20_Emphasis">sheet.title</text:span></text:p>
        <text:p text:style-name="Preformatted_20_Text">'Sheet'</text:p>
        <text:p text:style-name="Preformatted_20_Text">&gt;&gt;&gt; <text:span text:style-name="Strong_20_Emphasis">sheet.title = 'Spam Bacon Eggs Sheet'</text:span></text:p>
        <text:p text:style-name="Preformatted_20_Text">&gt;&gt;&gt; <text:span text:style-name="Strong_20_Emphasis">wb.get_sheet_names()</text:span></text:p>
        <text:p text:style-name="P2">['Spam Bacon Eggs Sheet']</text:p>
        <text:p text:style-name="Text_20_body">The workbook will start off with a single sheet named <text:span text:style-name="Emphasis">Sheet</text:span>. You can change the name of the sheet by storing a new string in its <text:span text:style-name="Source_20_Text">title</text:span> attribute.</text:p>
        <text:p text:style-name="Text_20_body">Any time you modify the <text:span text:style-name="Source_20_Text">Workbook</text:span> object or its sheets and cells, the spreadsheet file will not be saved until you call the <text:span text:style-name="Source_20_Text">save()</text:span> workbook method. Enter the following into the interactive shell (with <text:span text:style-name="Emphasis">example.xlsx</text:span> in the current working directory):</text:p>
        <text:p text:style-name="Preformatted_20_Text"><text:bookmark text:name="calibre_link-3085"/>&gt;&gt;&gt; <text:span text:style-name="Strong_20_Emphasis">import openpyxl</text:span></text:p>
        <text:p text:style-name="Preformatted_20_Text">&gt;&gt;&gt; <text:span text:style-name="Strong_20_Emphasis">wb = openpyxl.load_workbook('example.xlsx')</text:span></text:p>
        <text:p text:style-name="Preformatted_20_Text">&gt;&gt;&gt; <text:span text:style-name="Strong_20_Emphasis">sheet = wb.active</text:span></text:p>
        <text:p text:style-name="Preformatted_20_Text">&gt;&gt;&gt; <text:span text:style-name="Strong_20_Emphasis">sheet.title = 'Spam Spam Spam'</text:span></text:p>
        <text:p text:style-name="P2">&gt;&gt;&gt; <text:span text:style-name="Strong_20_Emphasis">wb.save('example_copy.xlsx')</text:span></text:p>
        <text:p text:style-name="Text_20_body">Here, we change the name of our sheet. To save our changes, we pass a filename as a string to the <text:span text:style-name="Source_20_Text">save()</text:span> method. Passing a different filename than the original, such as <text:span text:style-name="Source_20_Text">'example_copy.xlsx'</text:span>, saves the changes to a copy of the spreadsheet.</text:p>
        <text:p text:style-name="Text_20_body">Whenever you edit a spreadsheet you’ve loaded from a file, you should always save the new, edited spreadsheet to a different filename than the original. That way, you’ll still have the original spreadsheet file to work with in case a bug in your code caused the new, saved file to have incorrect or corrupt data.</text:p>
        <text:h text:style-name="Heading_20_2" text:outline-level="2"><text:bookmark text:name="calibre_link-3086"/>Creating and Removing Sheets</text:h>
        <text:p text:style-name="Text_20_body"><text:bookmark text:name="calibre_link-1868"/><text:bookmark text:name="calibre_link-1867"/><text:bookmark text:name="calibre_link-1482"/><text:bookmark text:name="calibre_link-585"/><text:bookmark text:name="calibre_link-584"/><text:bookmark text:name="calibre_link-583"/><text:bookmark text:name="calibre_link-380"/><text:bookmark text:name="calibre_link-312"/>Sheets can be added to and removed from a workbook with the <text:span text:style-name="Source_20_Text">create_sheet()</text:span> and <text:span text:style-name="Source_20_Text">remove_sheet()</text:span> methods. Enter the following into the interactive shell:</text:p>
        <text:p text:style-name="Preformatted_20_Text"><text:bookmark text:name="calibre_link-3087"/>&gt;&gt;&gt; <text:span text:style-name="Strong_20_Emphasis">import openpyxl</text:span></text:p>
        <text:p text:style-name="Preformatted_20_Text">&gt;&gt;&gt; <text:span text:style-name="Strong_20_Emphasis">wb = openpyxl.Workbook()</text:span></text:p>
        <text:p text:style-name="Preformatted_20_Text">&gt;&gt;&gt; <text:span text:style-name="Strong_20_Emphasis">wb.get_sheet_names()</text:span></text:p>
        <text:p text:style-name="Preformatted_20_Text">['Sheet']</text:p>
        <text:p text:style-name="Preformatted_20_Text">&gt;&gt;&gt; <text:span text:style-name="Strong_20_Emphasis">wb.create_sheet()</text:span></text:p>
        <text:p text:style-name="Preformatted_20_Text">&lt;Worksheet "Sheet1"&gt;</text:p>
        <text:p text:style-name="Preformatted_20_Text">&gt;&gt;&gt; <text:span text:style-name="Strong_20_Emphasis">wb.get_sheet_names()</text:span></text:p>
        <text:p text:style-name="Preformatted_20_Text">['Sheet', 'Sheet1']</text:p>
        <text:p text:style-name="Preformatted_20_Text">&gt;&gt;&gt; <text:span text:style-name="Strong_20_Emphasis">wb.create_sheet(index=0, title='First Sheet')</text:span></text:p>
        <text:p text:style-name="Preformatted_20_Text">&lt;Worksheet "First Sheet"&gt;</text:p>
        <text:p text:style-name="Preformatted_20_Text">&gt;&gt;&gt; <text:span text:style-name="Strong_20_Emphasis">wb.get_sheet_names()</text:span></text:p>
        <text:p text:style-name="Preformatted_20_Text">['First Sheet', 'Sheet', 'Sheet1']</text:p>
        <text:p text:style-name="Preformatted_20_Text">&gt;&gt;&gt; <text:span text:style-name="Strong_20_Emphasis">wb.create_sheet(index=2, title='Middle Sheet')</text:span></text:p>
        <text:p text:style-name="Preformatted_20_Text">&lt;Worksheet "Middle Sheet"&gt;</text:p>
        <text:p text:style-name="Preformatted_20_Text">&gt;&gt;&gt; <text:span text:style-name="Strong_20_Emphasis">wb.get_sheet_names()</text:span></text:p>
        <text:p text:style-name="P2">['First Sheet', 'Sheet', 'Middle Sheet', 'Sheet1']</text:p>
        <text:p text:style-name="Text_20_body">The <text:span text:style-name="Source_20_Text">create_sheet()</text:span> method returns a new <text:span text:style-name="Source_20_Text">Worksheet</text:span> object named <text:span text:style-name="Source_20_Text">Sheet</text:span><text:span text:style-name="Emphasis"><text:span text:style-name="Source_20_Text">X</text:span></text:span>, which by default is set to be the last sheet in the workbook. Optionally, the index and name of the new sheet can be specified with the <text:span text:style-name="Source_20_Text">index</text:span> and <text:span text:style-name="Source_20_Text">title</text:span> keyword arguments.</text:p>
        <text:p text:style-name="Text_20_body">Continue the previous example by entering the following:</text:p>
        <text:p text:style-name="Preformatted_20_Text"><text:bookmark text:name="calibre_link-3088"/>&gt;&gt;&gt; <text:span text:style-name="Strong_20_Emphasis">wb.get_sheet_names()</text:span></text:p>
        <text:p text:style-name="Preformatted_20_Text">['First Sheet', 'Sheet', 'Middle Sheet', 'Sheet1']</text:p>
        <text:p text:style-name="Preformatted_20_Text">&gt;&gt;&gt; <text:span text:style-name="Strong_20_Emphasis">wb.remove_sheet(wb.get_sheet_by_name('Middle Sheet'))</text:span></text:p>
        <text:p text:style-name="Preformatted_20_Text"><text:soft-page-break/>&gt;&gt;&gt; <text:span text:style-name="Strong_20_Emphasis">wb.remove_sheet(wb.get_sheet_by_name('Sheet1'))</text:span></text:p>
        <text:p text:style-name="Preformatted_20_Text">&gt;&gt;&gt; <text:span text:style-name="Strong_20_Emphasis">wb.get_sheet_names()</text:span></text:p>
        <text:p text:style-name="P2">['First Sheet', 'Sheet']</text:p>
        <text:p text:style-name="Text_20_body">The <text:span text:style-name="Source_20_Text">remove_sheet()</text:span> method takes a <text:span text:style-name="Source_20_Text">Worksheet</text:span> object, not a string of the sheet name, as its argument. If you know only the name of a sheet you want to remove, call <text:span text:style-name="Source_20_Text">get_sheet_by_name()</text:span> and pass its return value into <text:span text:style-name="Source_20_Text">remove_sheet()</text:span>.</text:p>
        <text:p text:style-name="Text_20_body">Remember to call the <text:span text:style-name="Source_20_Text">save()</text:span> method to save the changes after adding sheets to or removing sheets from the workbook.</text:p>
        <text:h text:style-name="Heading_20_2" text:outline-level="2"><text:bookmark text:name="calibre_link-3089"/>Writing Values to Cells</text:h>
        <text:p text:style-name="Text_20_body">Writing values to cells is much like writing values to keys in a dictionary. Enter this into the interactive shell:</text:p>
        <text:p text:style-name="Preformatted_20_Text"><text:bookmark text:name="calibre_link-3090"/>&gt;&gt;&gt; <text:span text:style-name="Strong_20_Emphasis">import openpyxl</text:span></text:p>
        <text:p text:style-name="Preformatted_20_Text">&gt;&gt;&gt; <text:span text:style-name="Strong_20_Emphasis">wb = openpyxl.Workbook()</text:span></text:p>
        <text:p text:style-name="Preformatted_20_Text">&gt;&gt;&gt; <text:span text:style-name="Strong_20_Emphasis">sheet = wb.get_sheet_by_name('Sheet')</text:span></text:p>
        <text:p text:style-name="Preformatted_20_Text">&gt;&gt;&gt; <text:span text:style-name="Strong_20_Emphasis">sheet['A1'] = 'Hello world!'</text:span></text:p>
        <text:p text:style-name="Preformatted_20_Text">&gt;&gt;&gt; <text:span text:style-name="Strong_20_Emphasis">sheet['A1'].value</text:span></text:p>
        <text:p text:style-name="P2">'Hello world!'</text:p>
        <text:p text:style-name="Text_20_body"><text:bookmark text:name="calibre_link-1338"/><text:bookmark text:name="calibre_link-587"/><text:bookmark text:name="calibre_link-586"/>If you have the cell’s coordinate as a string, you can use it just like a dictionary key on the <text:span text:style-name="Source_20_Text">Worksheet</text:span> object to specify which cell to write to.</text:p>
        <text:h text:style-name="Heading_20_1" text:outline-level="1"><text:bookmark text:name="calibre_link-3091"/>Project: Updating a Spreadsheet</text:h>
        <text:p text:style-name="Text_20_body">In this project, you’ll write a program to update cells in a spreadsheet of produce sales. Your program will look through the spreadsheet, find specific kinds of produce, and update their prices. Download this spreadsheet from <text:a xlink:type="simple" xlink:href="http://nostarch.com/automatestuff/" text:style-name="Internet_20_link" text:visited-style-name="Visited_20_Internet_20_Link"><text:span text:style-name="Emphasis">http://nostarch.com/automatestuff/</text:span></text:a>. <text:a xlink:type="simple" xlink:href="https://automatetheboringstuff.com/chapter12/#calibre_link-66" text:style-name="Internet_20_link" text:visited-style-name="Visited_20_Internet_20_Link">Figure 12-3</text:a> shows what the spreadsheet looks like.</text:p>
        <text:p text:style-name="Text_20_body"><text:bookmark text:name="calibre_link-3092"/><text:bookmark text:name="calibre_link-66"/><draw:frame draw:style-name="fr1" draw:name="graphics3" text:anchor-type="as-char" svg:width="0.7862in" svg:height="0.3929in" draw:z-index="1"><draw:image xlink:href="https://automatetheboringstuff.com/images/000030.jpg" xlink:type="simple" xlink:show="embed" xlink:actuate="onLoad"/><svg:title>A spreadsheet of produce sales</svg:title></draw:frame></text:p>
        <text:p text:style-name="Text_20_body">Figure 12-3. A spreadsheet of produce sales</text:p>
        <text:p text:style-name="Text_20_body">Each row represents an individual sale. The columns are the type of produce sold (A), the cost per pound of that produce (B), the number of pounds sold (C), and the total revenue from the sale (D). The TOTAL column is set to the Excel formula <text:span text:style-name="Emphasis">=ROUND(B3*C3, 2)</text:span>, which multiplies the cost per pound by the number of pounds sold and rounds the result to the nearest cent. With this formula, the cells in the TOTAL column will automatically update themselves if there is a change in column B or C.</text:p>
        <text:p text:style-name="Text_20_body">Now imagine that the prices of garlic, celery, and lemons were entered incorrectly, leaving you with the boring task of going through thousands of rows in this spreadsheet to update the cost per pound for any garlic, celery, and lemon rows. You can’t do a simple find-and-replace for the price because there might be other items with the same price that you don’t want to mistakenly “correct.” For thousands of rows, this would take hours to do by hand. But you can write a program that can accomplish this in seconds.</text:p>
        <text:p text:style-name="Text_20_body">Your program does the following:</text:p>
        <text:list xml:id="list1754368920487089535" text:style-name="L5">
          <text:list-item>
            <text:p text:style-name="P11">Loops over all the rows.</text:p>
          </text:list-item>
          <text:list-item>
            <text:p text:style-name="P11">If the row is for garlic, celery, or lemons, changes the price.</text:p>
          </text:list-item>
        </text:list>
        <text:p text:style-name="Text_20_body"><text:bookmark text:name="calibre_link-588"/><text:soft-page-break/>This means your code will need to do the following:</text:p>
        <text:list xml:id="list2385273940547617186" text:style-name="L6">
          <text:list-item>
            <text:p text:style-name="P12">Open the spreadsheet file.</text:p>
          </text:list-item>
          <text:list-item>
            <text:p text:style-name="P12">For each row, check whether the value in column A is <text:span text:style-name="Source_20_Text">Celery</text:span>, <text:span text:style-name="Source_20_Text">Garlic</text:span>, or <text:span text:style-name="Source_20_Text">Lemon</text:span>.</text:p>
          </text:list-item>
          <text:list-item>
            <text:p text:style-name="P12">If it is, update the price in column B.</text:p>
          </text:list-item>
          <text:list-item>
            <text:p text:style-name="P12">Save the spreadsheet to a new file (so that you don’t lose the old spreadsheet, just in case).</text:p>
          </text:list-item>
        </text:list>
        <text:h text:style-name="Heading_20_2" text:outline-level="2"><text:bookmark text:name="calibre_link-3093"/>Step 1: Set Up a Data Structure with the Update Information</text:h>
        <text:p text:style-name="Text_20_body">The prices that you need to update are as follows:</text:p>
        <table:table table:name="Table2" table:style-name="Table2">
          <table:table-column table:style-name="Table2.A"/>
          <table:table-column table:style-name="Table2.B"/>
          <table:table-row>
            <table:table-cell table:style-name="Table2.A1" office:value-type="string">
              <text:p text:style-name="P1">Celery</text:p>
            </table:table-cell>
            <table:table-cell table:style-name="Table2.A1" office:value-type="string">
              <text:p text:style-name="P1">1.19</text:p>
            </table:table-cell>
          </table:table-row>
          <table:table-row>
            <table:table-cell table:style-name="Table2.A1" office:value-type="string">
              <text:p text:style-name="P1">Garlic</text:p>
            </table:table-cell>
            <table:table-cell table:style-name="Table2.A1" office:value-type="string">
              <text:p text:style-name="P1">3.07</text:p>
            </table:table-cell>
          </table:table-row>
          <table:table-row>
            <table:table-cell table:style-name="Table2.A1" office:value-type="string">
              <text:p text:style-name="P1">Lemon</text:p>
            </table:table-cell>
            <table:table-cell table:style-name="Table2.A1" office:value-type="string">
              <text:p text:style-name="P1">1.27</text:p>
            </table:table-cell>
          </table:table-row>
        </table:table>
        <text:p text:style-name="Text_20_body">You could write code like this:</text:p>
        <text:p text:style-name="Preformatted_20_Text"><text:bookmark text:name="calibre_link-3094"/>if produceName == 'Celery':</text:p>
        <text:p text:style-name="Preformatted_20_Text"><text:s text:c="4"/>cellObj = 1.19</text:p>
        <text:p text:style-name="Preformatted_20_Text">if produceName == 'Garlic':</text:p>
        <text:p text:style-name="Preformatted_20_Text"><text:s text:c="4"/>cellObj = 3.07</text:p>
        <text:p text:style-name="Preformatted_20_Text">if produceName == 'Lemon':</text:p>
        <text:p text:style-name="P2"><text:s text:c="4"/>cellObj = 1.27</text:p>
        <text:p text:style-name="Text_20_body">Having the produce and updated price data hardcoded like this is a bit inelegant. If you needed to update the spreadsheet again with different prices or different produce, you would have to change a lot of the code. Every time you change code, you risk introducing bugs.</text:p>
        <text:p text:style-name="Text_20_body">A more flexible solution is to store the corrected price information in a dictionary and write your code to use this data structure. In a new file editor window, enter the following code:</text:p>
        <text:p text:style-name="Preformatted_20_Text"><text:bookmark text:name="calibre_link-3095"/>#! python3</text:p>
        <text:p text:style-name="Preformatted_20_Text"># updateProduce.py - Corrects costs in produce sales spreadsheet.</text:p>
        <text:p text:style-name="Preformatted_20_Text"/>
        <text:p text:style-name="Preformatted_20_Text">import openpyxl</text:p>
        <text:p text:style-name="Preformatted_20_Text"/>
        <text:p text:style-name="Preformatted_20_Text">wb = openpyxl.load_workbook('produceSales.xlsx')</text:p>
        <text:p text:style-name="Preformatted_20_Text">sheet = wb.get_sheet_by_name('Sheet')</text:p>
        <text:p text:style-name="Preformatted_20_Text"/>
        <text:p text:style-name="Preformatted_20_Text"># The produce types and their updated prices</text:p>
        <text:p text:style-name="Preformatted_20_Text">PRICE_UPDATES = {'Garlic': 3.07,</text:p>
        <text:p text:style-name="Preformatted_20_Text"><text:s text:c="17"/>'Celery': 1.19,</text:p>
        <text:p text:style-name="Preformatted_20_Text"><text:s text:c="17"/>'Lemon': 1.27}</text:p>
        <text:p text:style-name="Preformatted_20_Text"/>
        <text:p text:style-name="P2"># TODO: Loop through the rows and update the prices.</text:p>
        <text:p text:style-name="Text_20_body">Save this as <text:span text:style-name="Emphasis">updateProduce.py</text:span>. If you need to update the spreadsheet again, you’ll need to update only the <text:span text:style-name="Source_20_Text">PRICE_UPDATES</text:span> dictionary, not any other code.</text:p>
        <text:h text:style-name="Heading_20_2" text:outline-level="2"><text:bookmark text:name="calibre_link-3096"/>Step 2: Check All Rows and Update Incorrect Prices</text:h>
        <text:p text:style-name="Text_20_body">The next part of the program will loop through all the rows in the spreadsheet. Add the following code to the bottom of <text:span text:style-name="Emphasis">updateProduce.py</text:span>:</text:p>
        <text:p text:style-name="Preformatted_20_Text"><text:bookmark text:name="calibre_link-3097"/><text:soft-page-break/><text:s text:c="3"/>#! python3</text:p>
        <text:p text:style-name="Preformatted_20_Text"><text:s text:c="3"/># updateProduce.py - Corrects costs in produce sales spreadsheet.</text:p>
        <text:p text:style-name="Preformatted_20_Text"/>
        <text:p text:style-name="Preformatted_20_Text"><text:s text:c="3"/>--<text:span text:style-name="Emphasis">snip</text:span>--</text:p>
        <text:p text:style-name="Preformatted_20_Text"/>
        <text:p text:style-name="Preformatted_20_Text"><text:s text:c="3"/><text:span text:style-name="Strong_20_Emphasis"># Loop through the rows and update the prices.</text:span></text:p>
        <text:p text:style-name="Preformatted_20_Text">❶ <text:span text:style-name="Strong_20_Emphasis">for rowNum in range(2, sheet.max_row): <text:s/># skip the first row</text:span></text:p>
        <text:p text:style-name="Preformatted_20_Text">❷ <text:s text:c="4"/><text:span text:style-name="Strong_20_Emphasis">produceName = sheet.cell(row=rowNum, column=1).value</text:span></text:p>
        <text:p text:style-name="Preformatted_20_Text">❸ <text:s text:c="4"/><text:span text:style-name="Strong_20_Emphasis">if produceName in PRICE_UPDATES:</text:span></text:p>
        <text:p text:style-name="Preformatted_20_Text"><text:s text:c="11"/><text:span text:style-name="Strong_20_Emphasis">sheet.cell(row=rowNum, column=2).value = PRICE_UPDATES[produceName]</text:span></text:p>
        <text:p text:style-name="Preformatted_20_Text"/>
        <text:p text:style-name="P2">❹ <text:span text:style-name="Strong_20_Emphasis">wb.save('updatedProduceSales.xlsx')</text:span></text:p>
        <text:p text:style-name="Text_20_body">We loop through the rows starting at row 2, since row 1 is just the header ❶. The cell in column 1 (that is, column A) will be stored in the variable <text:span text:style-name="Source_20_Text">produceName</text:span> ❷. If <text:span text:style-name="Source_20_Text">produceName</text:span> exists as a key in the <text:span text:style-name="Source_20_Text">PRICE_UPDATES</text:span> dictionary ❸, then you know this is a row that must have its price corrected. The correct price will be in <text:span text:style-name="Source_20_Text">PRICE_UPDATES[produceName]</text:span>.</text:p>
        <text:p text:style-name="Text_20_body">Notice how clean using <text:span text:style-name="Source_20_Text">PRICE_UPDATES</text:span> makes the code. Only one <text:span text:style-name="Source_20_Text">if</text:span> statement, rather than code like <text:span text:style-name="Source_20_Text">if produceName == 'Garlic':</text:span>, is necessary for every type of produce to update. And since the code uses the <text:span text:style-name="Source_20_Text">PRICE_UPDATES</text:span> dictionary instead of hardcoding the produce names and updated costs into the <text:span text:style-name="Source_20_Text">for</text:span> loop, you modify only the <text:span text:style-name="Source_20_Text">PRICE_UPDATES</text:span> dictionary and not the code if the produce sales spreadsheet needs additional changes.</text:p>
        <text:p text:style-name="Text_20_body">After going through the entire spreadsheet and making changes, the code saves the <text:span text:style-name="Source_20_Text">Workbook</text:span> object to <text:span text:style-name="Emphasis">updatedProduceSales.xlsx</text:span> ❹. It doesn’t overwrite the old spreadsheet just in case there’s a bug in your program and the updated spreadsheet is wrong. After checking that the updated spreadsheet looks right, you can delete the old spreadsheet.</text:p>
        <text:p text:style-name="Text_20_body">You can download the complete source code for this program from <text:a xlink:type="simple" xlink:href="http://nostarch.com/automatestuff/" text:style-name="Internet_20_link" text:visited-style-name="Visited_20_Internet_20_Link"><text:span text:style-name="Emphasis">http://nostarch.com/automatestuff/</text:span></text:a>.</text:p>
        <text:h text:style-name="Heading_20_2" text:outline-level="2"><text:bookmark text:name="calibre_link-3098"/>Ideas for Similar Programs</text:h>
        <text:p text:style-name="Text_20_body">Since many office workers use Excel spreadsheets all the time, a program that can automatically edit and write Excel files could be really useful. Such a program could do the following:</text:p>
        <text:list xml:id="list8696379449413185805" text:style-name="L7">
          <text:list-item>
            <text:p text:style-name="P13">Read data from one spreadsheet and write it to parts of other spreadsheets.</text:p>
          </text:list-item>
          <text:list-item>
            <text:p text:style-name="P13">Read data from websites, text files, or the clipboard and write it to a spreadsheet.</text:p>
          </text:list-item>
          <text:list-item>
            <text:p text:style-name="P13">Automatically “clean up” data in spreadsheets. For example, it could use regular expressions to read multiple formats of phone numbers and edit them to a single, standard format.</text:p>
          </text:list-item>
        </text:list>
        <text:h text:style-name="Heading_20_1" text:outline-level="1"><text:bookmark text:name="calibre_link-3099"/>Setting the Font Style of Cells</text:h>
        <text:p text:style-name="Text_20_body"><text:bookmark text:name="calibre_link-1678"/><text:bookmark text:name="calibre_link-700"/><text:bookmark text:name="calibre_link-699"/><text:bookmark text:name="calibre_link-589"/>Styling certain cells, rows, or columns can help you emphasize important areas in your spreadsheet. In the produce spreadsheet, for example, your program could apply bold text to the potato, garlic, and parsnip rows. Or perhaps you want to italicize every row with a cost per pound greater than $5. Styling parts of a large spreadsheet by hand would be tedious, but your programs can do it instantly.</text:p>
        <text:p text:style-name="Text_20_body">To customize font styles in cells, important, import the <text:span text:style-name="Source_20_Text">Font()</text:span> function from the <text:span text:style-name="Source_20_Text">openpyxl.styles</text:span> module.</text:p>
        <text:p text:style-name="P2"><text:bookmark text:name="calibre_link-3100"/>from openpyxl.styles import Font</text:p>
        <text:p text:style-name="Text_20_body">This allows you to type <text:span text:style-name="Source_20_Text">Font()</text:span> instead of <text:span text:style-name="Source_20_Text">openpyxl.styles.Font()</text:span>. (See <text:a xlink:type="simple" xlink:href="https://automatetheboringstuff.com/chapter12/#calibre_link-67" text:style-name="Internet_20_link" text:visited-style-name="Visited_20_Internet_20_Link">Importing </text:a><text:soft-page-break/><text:a xlink:type="simple" xlink:href="https://automatetheboringstuff.com/chapter12/#calibre_link-67" text:style-name="Internet_20_link" text:visited-style-name="Visited_20_Internet_20_Link">Modules</text:a> to review this style of <text:span text:style-name="Source_20_Text">import</text:span> statement.)</text:p>
        <text:p text:style-name="Text_20_body">Here’s an example that creates a new workbook and sets cell A1 to have a 24-point, italicized font. Enter the following into the interactive shell:</text:p>
        <text:p text:style-name="Preformatted_20_Text"><text:bookmark text:name="calibre_link-3101"/><text:s text:c="3"/>&gt;&gt;&gt; <text:span text:style-name="Strong_20_Emphasis">import openpyxl</text:span></text:p>
        <text:p text:style-name="Preformatted_20_Text"><text:s text:c="3"/>&gt;&gt;&gt; <text:span text:style-name="Strong_20_Emphasis">from openpyxl.styles import Font</text:span></text:p>
        <text:p text:style-name="Preformatted_20_Text"><text:s text:c="3"/>&gt;&gt;&gt; <text:span text:style-name="Strong_20_Emphasis">wb = openpyxl.Workbook()</text:span></text:p>
        <text:p text:style-name="Preformatted_20_Text"><text:s text:c="3"/>&gt;&gt;&gt; <text:span text:style-name="Strong_20_Emphasis">sheet = wb.get_sheet_by_name('Sheet')</text:span></text:p>
        <text:p text:style-name="Preformatted_20_Text">❶ &gt;&gt;&gt; <text:span text:style-name="Strong_20_Emphasis">italic24Font = Font(size=24, italic=True)</text:span></text:p>
        <text:p text:style-name="Preformatted_20_Text">❷ &gt;&gt;&gt; <text:span text:style-name="Strong_20_Emphasis">sheet['A1'].font = italic24Font</text:span></text:p>
        <text:p text:style-name="Preformatted_20_Text"><text:s text:c="3"/>&gt;&gt;&gt; <text:span text:style-name="Strong_20_Emphasis">sheet['A1'] = 'Hello world!'</text:span></text:p>
        <text:p text:style-name="P2"><text:s text:c="3"/>&gt;&gt;&gt; <text:span text:style-name="Strong_20_Emphasis">wb.save('styled.xlsx')</text:span></text:p>
        <text:p text:style-name="Text_20_body">A cell’s style can be set by assigning the <text:span text:style-name="Source_20_Text">Font</text:span> object to the <text:span text:style-name="Source_20_Text">style</text:span> attribute.</text:p>
        <text:p text:style-name="Text_20_body">In this example, <text:span text:style-name="Source_20_Text">Font(size=24, italic=True)</text:span> returns a <text:span text:style-name="Source_20_Text">Font</text:span> object, which is stored in <text:span text:style-name="Source_20_Text">italic24Font</text:span> ❶. The keyword arguments to <text:span text:style-name="Source_20_Text">Font()</text:span>, <text:span text:style-name="Source_20_Text">size</text:span> and <text:span text:style-name="Source_20_Text">italic</text:span>, configure the <text:span text:style-name="Source_20_Text">Font</text:span> object. And when <text:span text:style-name="Source_20_Text">fontObj</text:span> is assigned to the cell’s <text:span text:style-name="Source_20_Text">font</text:span> attribute ❷, all that font styling information gets applied to cell A1.</text:p>
        <text:h text:style-name="Heading_20_1" text:outline-level="1"><text:bookmark text:name="calibre_link-3102"/>Font Objects</text:h>
        <text:p text:style-name="Text_20_body">To set font style attributes, you pass keyword arguments to <text:span text:style-name="Source_20_Text">Font()</text:span>. <text:a xlink:type="simple" xlink:href="https://automatetheboringstuff.com/chapter12/#calibre_link-68" text:style-name="Internet_20_link" text:visited-style-name="Visited_20_Internet_20_Link">Table 12-2</text:a> shows the possible keyword arguments for the <text:span text:style-name="Source_20_Text">Font()</text:span> function.</text:p>
        <text:p text:style-name="Text_20_body"><text:bookmark text:name="calibre_link-68"/>Table 12-2. Keyword Arguments for Font <text:span text:style-name="Source_20_Text">style</text:span> Attribut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Keyword argument</text:p>
              </table:table-cell>
              <table:table-cell table:style-name="Table3.A1" office:value-type="string">
                <text:p text:style-name="P3">Data type</text:p>
              </table:table-cell>
              <table:table-cell table:style-name="Table3.A1" office:value-type="string">
                <text:p text:style-name="P3">Description</text:p>
              </table:table-cell>
            </table:table-row>
          </table:table-header-rows>
          <table:table-row>
            <table:table-cell table:style-name="Table3.A1" office:value-type="string">
              <text:p text:style-name="P1"><text:span text:style-name="Source_20_Text">name</text:span></text:p>
            </table:table-cell>
            <table:table-cell table:style-name="Table3.A1" office:value-type="string">
              <text:p text:style-name="P1">String</text:p>
            </table:table-cell>
            <table:table-cell table:style-name="Table3.A1" office:value-type="string">
              <text:p text:style-name="P1">The font name, such as <text:span text:style-name="Source_20_Text">'Calibri'</text:span> or <text:span text:style-name="Source_20_Text">'Times New Roman'</text:span></text:p>
            </table:table-cell>
          </table:table-row>
          <table:table-row>
            <table:table-cell table:style-name="Table3.A1" office:value-type="string">
              <text:p text:style-name="P1"><text:span text:style-name="Source_20_Text">size</text:span></text:p>
            </table:table-cell>
            <table:table-cell table:style-name="Table3.A1" office:value-type="string">
              <text:p text:style-name="P1">Integer</text:p>
            </table:table-cell>
            <table:table-cell table:style-name="Table3.A1" office:value-type="string">
              <text:p text:style-name="P1">The point size</text:p>
            </table:table-cell>
          </table:table-row>
          <table:table-row>
            <table:table-cell table:style-name="Table3.A1" office:value-type="string">
              <text:p text:style-name="P1"><text:span text:style-name="Source_20_Text">bold</text:span></text:p>
            </table:table-cell>
            <table:table-cell table:style-name="Table3.A1" office:value-type="string">
              <text:p text:style-name="P1">Boolean</text:p>
            </table:table-cell>
            <table:table-cell table:style-name="Table3.A1" office:value-type="string">
              <text:p text:style-name="P1"><text:span text:style-name="Source_20_Text">True</text:span>, for bold font</text:p>
            </table:table-cell>
          </table:table-row>
          <table:table-row>
            <table:table-cell table:style-name="Table3.A1" office:value-type="string">
              <text:p text:style-name="P1"><text:span text:style-name="Source_20_Text">italic</text:span></text:p>
            </table:table-cell>
            <table:table-cell table:style-name="Table3.A1" office:value-type="string">
              <text:p text:style-name="P1">Boolean</text:p>
            </table:table-cell>
            <table:table-cell table:style-name="Table3.A1" office:value-type="string">
              <text:p text:style-name="P1"><text:span text:style-name="Source_20_Text">True</text:span>, for italic font</text:p>
            </table:table-cell>
          </table:table-row>
        </table:table>
        <text:p text:style-name="Text_20_body">You can call <text:span text:style-name="Source_20_Text">Font()</text:span> to create a <text:span text:style-name="Source_20_Text">Font</text:span> object and store that <text:span text:style-name="Source_20_Text">Font</text:span> object in a variable. You then pass that to <text:span text:style-name="Source_20_Text">Style()</text:span>, store the resulting <text:span text:style-name="Source_20_Text">Style</text:span> object in a variable, and assign that variable to a <text:span text:style-name="Source_20_Text">Cell</text:span> object’s <text:span text:style-name="Source_20_Text">style</text:span> attribute. For example, this code creates various font styles:</text:p>
        <text:p text:style-name="Preformatted_20_Text"><text:bookmark text:name="calibre_link-3103"/>&gt;&gt;&gt; <text:span text:style-name="Strong_20_Emphasis">import openpyxl</text:span></text:p>
        <text:p text:style-name="Preformatted_20_Text">&gt;&gt;&gt; <text:span text:style-name="Strong_20_Emphasis">from openpyxl.styles import Font</text:span></text:p>
        <text:p text:style-name="Preformatted_20_Text">&gt;&gt;&gt; <text:span text:style-name="Strong_20_Emphasis">wb = openpyxl.Workbook()</text:span></text:p>
        <text:p text:style-name="Preformatted_20_Text">&gt;&gt;&gt; <text:span text:style-name="Strong_20_Emphasis">sheet = wb.get_sheet_by_name('Sheet')</text:span></text:p>
        <text:p text:style-name="Preformatted_20_Text"/>
        <text:p text:style-name="Preformatted_20_Text">&gt;&gt;&gt; <text:span text:style-name="Strong_20_Emphasis">fontObj1 = Font(name='Times New Roman', bold=True)</text:span></text:p>
        <text:p text:style-name="Preformatted_20_Text">&gt;&gt;&gt; <text:span text:style-name="Strong_20_Emphasis">sheet['A1'].font = fontObj1</text:span></text:p>
        <text:p text:style-name="Preformatted_20_Text">&gt;&gt;&gt; <text:span text:style-name="Strong_20_Emphasis">sheet['A1'] = 'Bold Times New Roman'</text:span></text:p>
        <text:p text:style-name="Preformatted_20_Text"/>
        <text:p text:style-name="Preformatted_20_Text">&gt;&gt;&gt; <text:span text:style-name="Strong_20_Emphasis">fontObj2 = Font(size=24, italic=True)</text:span></text:p>
        <text:p text:style-name="Preformatted_20_Text">&gt;&gt;&gt; <text:span text:style-name="Strong_20_Emphasis">sheet['B3'].font = fontObj2</text:span></text:p>
        <text:p text:style-name="Preformatted_20_Text">&gt;&gt;&gt; <text:span text:style-name="Strong_20_Emphasis">sheet['B3'] = '24 pt Italic'</text:span></text:p>
        <text:p text:style-name="Preformatted_20_Text"/>
        <text:p text:style-name="P2">&gt;&gt;&gt; <text:span text:style-name="Strong_20_Emphasis">wb.save('styles.xlsx')</text:span></text:p>
        <text:p text:style-name="Text_20_body"><text:soft-page-break/>Here, we store a <text:span text:style-name="Source_20_Text">Font</text:span> object in <text:span text:style-name="Source_20_Text">fontObj1</text:span> and then set the A1 <text:span text:style-name="Source_20_Text">Cell</text:span> object’s <text:span text:style-name="Source_20_Text">font</text:span> attribute to <text:span text:style-name="Source_20_Text">fontObj1</text:span>. We repeat the process with another <text:span text:style-name="Source_20_Text">Font</text:span> object to set the style of a second cell. After you run this code, the styles of the A1 and B3 cells in the spreadsheet will be set to custom font styles, as shown in <text:a xlink:type="simple" xlink:href="https://automatetheboringstuff.com/chapter12/#calibre_link-69" text:style-name="Internet_20_link" text:visited-style-name="Visited_20_Internet_20_Link">Figure 12-4</text:a>.</text:p>
        <text:p text:style-name="Text_20_body"><text:bookmark text:name="calibre_link-3104"/><text:bookmark text:name="calibre_link-69"/><draw:frame draw:style-name="fr1" draw:name="graphics4" text:anchor-type="as-char" svg:width="0.7862in" svg:height="0.3929in" draw:z-index="2"><draw:image xlink:href="https://automatetheboringstuff.com/images/000033.png" xlink:type="simple" xlink:show="embed" xlink:actuate="onLoad"/><svg:title>A spreadsheet with custom font styles</svg:title></draw:frame></text:p>
        <text:p text:style-name="Text_20_body">Figure 12-4. A spreadsheet with custom font styles</text:p>
        <text:p text:style-name="Text_20_body"><text:bookmark text:name="calibre_link-715"/><text:bookmark text:name="calibre_link-590"/>For cell A1, we set the font name to <text:span text:style-name="Source_20_Text">'Times New Roman'</text:span> and set <text:span text:style-name="Source_20_Text">bold</text:span> to <text:span text:style-name="Source_20_Text">true</text:span>, so our text appears in bold Times New Roman. We didn’t specify a size, so the <text:span text:style-name="Source_20_Text">openpyxl</text:span> default, 11, is used. In cell B3, our text is italic, with a size of 24; we didn’t specify a font name, so the <text:span text:style-name="Source_20_Text">openpyxl</text:span> default, Calibri, is used.</text:p>
        <text:h text:style-name="Heading_20_1" text:outline-level="1"><text:bookmark text:name="calibre_link-3105"/>Formulas</text:h>
        <text:p text:style-name="Text_20_body">Formulas, which begin with an equal sign, can configure cells to contain values calculated from other cells. In this section, you’ll use the <text:span text:style-name="Source_20_Text">openpyxl</text:span> module to programmatically add formulas to cells, just like any normal value. For example:</text:p>
        <text:p text:style-name="P2"><text:bookmark text:name="calibre_link-3106"/>&gt;&gt;&gt; <text:span text:style-name="Strong_20_Emphasis">sheet['B9'] = '=SUM(B1:B8)'</text:span></text:p>
        <text:p text:style-name="Text_20_body">This will store <text:span text:style-name="Emphasis">=SUM(B1:B8)</text:span> as the value in cell B9. This sets the B9 cell to a formula that calculates the sum of values in cells B1 to B8. You can see this in action in <text:a xlink:type="simple" xlink:href="https://automatetheboringstuff.com/chapter12/#calibre_link-70" text:style-name="Internet_20_link" text:visited-style-name="Visited_20_Internet_20_Link">Figure 12-5</text:a>.</text:p>
        <text:p text:style-name="Text_20_body"><text:bookmark text:name="calibre_link-3107"/><text:bookmark text:name="calibre_link-70"/><draw:frame draw:style-name="fr1" draw:name="graphics5" text:anchor-type="as-char" svg:width="0.7862in" svg:height="0.3929in" draw:z-index="3"><draw:image xlink:href="https://automatetheboringstuff.com/images/000012.jpg" xlink:type="simple" xlink:show="embed" xlink:actuate="onLoad"/><svg:title>Cell B9 contains the formula =SUM(B1:B8), which adds the cells B1 to B8.</svg:title></draw:frame></text:p>
        <text:p text:style-name="Text_20_body">Figure 12-5. Cell B9 contains the formula <text:span text:style-name="Emphasis">=SUM(B1:B8)</text:span>, which adds the cells B1 to B8.</text:p>
        <text:p text:style-name="Text_20_body">A formula is set just like any other text value in a cell. Enter the following into the interactive shell:</text:p>
        <text:p text:style-name="Preformatted_20_Text"><text:bookmark text:name="calibre_link-3108"/>&gt;&gt;&gt; <text:span text:style-name="Strong_20_Emphasis">import openpyxl</text:span></text:p>
        <text:p text:style-name="Preformatted_20_Text">&gt;&gt;&gt; <text:span text:style-name="Strong_20_Emphasis">wb = openpyxl.Workbook()</text:span></text:p>
        <text:p text:style-name="Preformatted_20_Text">&gt;&gt;&gt; <text:span text:style-name="Strong_20_Emphasis">sheet = wb.active</text:span></text:p>
        <text:p text:style-name="Preformatted_20_Text">&gt;&gt;&gt; <text:span text:style-name="Strong_20_Emphasis">sheet['A1'] = 200</text:span></text:p>
        <text:p text:style-name="Preformatted_20_Text">&gt;&gt;&gt; <text:span text:style-name="Strong_20_Emphasis">sheet['A2'] = 300</text:span></text:p>
        <text:p text:style-name="Preformatted_20_Text">&gt;&gt;&gt; <text:span text:style-name="Strong_20_Emphasis">sheet['A3'] = '=SUM(A1:A2)'</text:span></text:p>
        <text:p text:style-name="P2">&gt;&gt;&gt; <text:span text:style-name="Strong_20_Emphasis">wb.save('writeFormula.xlsx')</text:span></text:p>
        <text:p text:style-name="Text_20_body"><text:bookmark text:name="calibre_link-1510"/><text:bookmark text:name="calibre_link-592"/><text:bookmark text:name="calibre_link-591"/><text:bookmark text:name="calibre_link-340"/>The cells in A1 and A2 are set to 200 and 300, respectively. The value in cell A3 is set to a formula that sums the values in A1 and A2. When the spreadsheet is opened in Excel, A3 will display its value as 500.</text:p>
        <text:p text:style-name="Text_20_body">Excel formulas offer a level of programmability for spreadsheets but can quickly become unmanageable for complicated tasks. For example, even if you’re deeply familiar with Excel formulas, it’s a headache to try to decipher what <text:span text:style-name="Emphasis">=IFERROR(TRIM(IF(LEN(VLOOKUP(F7, Sheet2!$A$1:$B$10000, 2, FALSE))&gt;0,SUBSTITUTE(VLOOKUP(F7, Sheet2!$A$1:$B$10000, 2, FALSE), “ ”, “”),“”)), “”)</text:span> actually does. Python code is much more readable.</text:p>
        <text:h text:style-name="Heading_20_1" text:outline-level="1"><text:bookmark text:name="calibre_link-3110"/>Adjusting Rows and Columns</text:h>
        <text:p text:style-name="Text_20_body">In Excel, adjusting the sizes of rows and columns is as easy as clicking and dragging the edges of a row or column header. But if you need to set a row or column’s size based on its cells’ contents or if you want to set sizes in a large number of spreadsheet files, it will be much quicker to write a Python program to do it.</text:p>
        <text:p text:style-name="Text_20_body"><text:soft-page-break/>Rows and columns can also be hidden entirely from view. Or they can be “frozen” in place so that they are always visible on the screen and appear on every page when the spreadsheet is printed (which is handy for headers).</text:p>
        <text:h text:style-name="Heading_20_2" text:outline-level="2"><text:bookmark text:name="calibre_link-3111"/>Setting Row Height and Column Width</text:h>
        <text:p text:style-name="Text_20_body"><text:bookmark text:name="calibre_link-593"/><text:bookmark text:name="calibre_link-313"/><text:span text:style-name="Source_20_Text">Worksheet</text:span> objects have <text:span text:style-name="Source_20_Text">row_dimensions</text:span> and <text:span text:style-name="Source_20_Text">column_dimensions</text:span> attributes that control row heights and column widths. Enter this into the interactive shell:</text:p>
        <text:p text:style-name="Preformatted_20_Text"><text:bookmark text:name="calibre_link-3112"/>&gt;&gt;&gt; <text:span text:style-name="Strong_20_Emphasis">import openpyxl</text:span></text:p>
        <text:p text:style-name="Preformatted_20_Text">&gt;&gt;&gt; <text:span text:style-name="Strong_20_Emphasis">wb = openpyxl.Workbook()</text:span></text:p>
        <text:p text:style-name="Preformatted_20_Text">&gt;&gt;&gt; <text:span text:style-name="Strong_20_Emphasis">sheet = wb.active</text:span></text:p>
        <text:p text:style-name="Preformatted_20_Text">&gt;&gt;&gt; <text:span text:style-name="Strong_20_Emphasis">sheet['A1'] = 'Tall row'</text:span></text:p>
        <text:p text:style-name="Preformatted_20_Text">&gt;&gt;&gt; <text:span text:style-name="Strong_20_Emphasis">sheet['B2'] = 'Wide column'</text:span></text:p>
        <text:p text:style-name="Preformatted_20_Text">&gt;&gt;&gt; <text:span text:style-name="Strong_20_Emphasis">sheet.row_dimensions[1].height = 70</text:span></text:p>
        <text:p text:style-name="Preformatted_20_Text">&gt;&gt;&gt; <text:span text:style-name="Strong_20_Emphasis">sheet.column_dimensions['B'].width = 20</text:span></text:p>
        <text:p text:style-name="P2">&gt;&gt;&gt; <text:span text:style-name="Strong_20_Emphasis">wb.save('dimensions.xlsx')</text:span></text:p>
        <text:p text:style-name="Text_20_body">A sheet’s <text:span text:style-name="Source_20_Text">row_dimensions</text:span> and <text:span text:style-name="Source_20_Text">column_dimensions</text:span> are dictionary-like values; <text:span text:style-name="Source_20_Text">row_dimensions</text:span> contains <text:span text:style-name="Source_20_Text">RowDimension</text:span> objects and <text:span text:style-name="Source_20_Text">column_dimensions</text:span> contains <text:span text:style-name="Source_20_Text">ColumnDimension</text:span> objects. In <text:span text:style-name="Source_20_Text">row_dimensions</text:span>, you can access one of the objects using the number of the row (in this case, 1 or 2). In <text:span text:style-name="Source_20_Text">column_dimensions</text:span>, you can access one of the objects using the letter of the column (in this case, A or B).</text:p>
        <text:p text:style-name="Text_20_body">The <text:span text:style-name="Emphasis">dimensions.xlsx</text:span> spreadsheet looks like <text:a xlink:type="simple" xlink:href="https://automatetheboringstuff.com/chapter12/#calibre_link-71" text:style-name="Internet_20_link" text:visited-style-name="Visited_20_Internet_20_Link">Figure 12-6</text:a>.</text:p>
        <text:p text:style-name="Text_20_body"><text:bookmark text:name="calibre_link-3113"/><text:bookmark text:name="calibre_link-71"/><draw:frame draw:style-name="fr1" draw:name="graphics6" text:anchor-type="as-char" svg:width="0.7862in" svg:height="0.3929in" draw:z-index="4"><draw:image xlink:href="https://automatetheboringstuff.com/images/000098.jpg" xlink:type="simple" xlink:show="embed" xlink:actuate="onLoad"/><svg:title>Row 1 and column B set to larger heights and widths</svg:title></draw:frame></text:p>
        <text:p text:style-name="Text_20_body">Figure 12-6. Row 1 and column B set to larger heights and widths</text:p>
        <text:p text:style-name="Text_20_body">Once you have the <text:span text:style-name="Source_20_Text">RowDimension</text:span> object, you can set its height. Once you have the <text:span text:style-name="Source_20_Text">ColumnDimension</text:span> object, you can set its width. The row height can be set to an integer or float value between <text:span text:style-name="Source_20_Text">0</text:span> and <text:span text:style-name="Source_20_Text">409</text:span>. This value represents the height measured in <text:span text:style-name="Emphasis">points</text:span>, where one point equals 1/72 of an inch. The default row height is 12.75. The column width can be set to an integer or float value between <text:span text:style-name="Source_20_Text">0</text:span> and <text:span text:style-name="Source_20_Text">255</text:span>. This value represents the number of characters at the default font size (11 point) that can be displayed in the cell. The default column width is 8.43 characters. Columns with widths of <text:span text:style-name="Source_20_Text">0</text:span> or rows with heights of <text:span text:style-name="Source_20_Text">0</text:span> are hidden from the user.</text:p>
        <text:h text:style-name="Heading_20_2" text:outline-level="2"><text:bookmark text:name="calibre_link-3114"/>Merging and Unmerging Cells</text:h>
        <text:p text:style-name="Text_20_body">A rectangular area of cells can be merged into a single cell with the <text:span text:style-name="Source_20_Text">merge_cells()</text:span> sheet method. Enter the following into the interactive shell:</text:p>
        <text:p text:style-name="Preformatted_20_Text"><text:bookmark text:name="calibre_link-3115"/>&gt;&gt;&gt; <text:span text:style-name="Strong_20_Emphasis">import openpyxl</text:span></text:p>
        <text:p text:style-name="Preformatted_20_Text">&gt;&gt;&gt; <text:span text:style-name="Strong_20_Emphasis">wb = openpyxl.Workbook()</text:span></text:p>
        <text:p text:style-name="Preformatted_20_Text">&gt;&gt;&gt; <text:span text:style-name="Strong_20_Emphasis">sheet = wb.active</text:span></text:p>
        <text:p text:style-name="Preformatted_20_Text">&gt;&gt;&gt; <text:span text:style-name="Strong_20_Emphasis">sheet.merge_cells('A1:D3')</text:span></text:p>
        <text:p text:style-name="Preformatted_20_Text">&gt;&gt;&gt; <text:span text:style-name="Strong_20_Emphasis">sheet['A1'] = 'Twelve cells merged together.'</text:span></text:p>
        <text:p text:style-name="Preformatted_20_Text">&gt;&gt;&gt; <text:span text:style-name="Strong_20_Emphasis">sheet.merge_cells('C5:D5')</text:span></text:p>
        <text:p text:style-name="Preformatted_20_Text">&gt;&gt;&gt; <text:span text:style-name="Strong_20_Emphasis">sheet['C5'] = 'Two merged cells.'</text:span></text:p>
        <text:p text:style-name="P2">&gt;&gt;&gt; <text:span text:style-name="Strong_20_Emphasis">wb.save('merged.xlsx')</text:span></text:p>
        <text:p text:style-name="Text_20_body"><text:bookmark text:name="calibre_link-594"/>The argument to <text:span text:style-name="Source_20_Text">merge_cells()</text:span> is a single string of the top-left and bottom-right cells of the rectangular area to be merged: <text:span text:style-name="Source_20_Text">'A1:D3'</text:span> merges 12 cells into a single cell. To set the value of these merged cells, simply set the value of the top-left cell of the merged group.</text:p>
        <text:p text:style-name="Text_20_body">When you run this code, <text:span text:style-name="Emphasis">merged.xlsx</text:span> will look like <text:a xlink:type="simple" xlink:href="https://automatetheboringstuff.com/chapter12/#calibre_link-72" text:style-name="Internet_20_link" text:visited-style-name="Visited_20_Internet_20_Link">Figure 12-7</text:a>.</text:p>
        <text:p text:style-name="Text_20_body"><text:bookmark text:name="calibre_link-3116"/><text:bookmark text:name="calibre_link-72"/><text:soft-page-break/><draw:frame draw:style-name="fr1" draw:name="graphics7" text:anchor-type="as-char" svg:width="0.7862in" svg:height="0.3929in" draw:z-index="5"><draw:image xlink:href="https://automatetheboringstuff.com/images/000040.png" xlink:type="simple" xlink:show="embed" xlink:actuate="onLoad"/><svg:title>Merged cells in a spreadsheet</svg:title></draw:frame></text:p>
        <text:p text:style-name="Text_20_body">Figure 12-7. Merged cells in a spreadsheet</text:p>
        <text:p text:style-name="Text_20_body">To unmerge cells, call the <text:span text:style-name="Source_20_Text">unmerge_cells()</text:span> sheet method. Enter this into the interactive shell.</text:p>
        <text:p text:style-name="Preformatted_20_Text"><text:bookmark text:name="calibre_link-3117"/>&gt;&gt;&gt; <text:span text:style-name="Strong_20_Emphasis">import openpyxl</text:span></text:p>
        <text:p text:style-name="Preformatted_20_Text">&gt;&gt;&gt; <text:span text:style-name="Strong_20_Emphasis">wb = openpyxl.load_workbook('merged.xlsx')</text:span></text:p>
        <text:p text:style-name="Preformatted_20_Text">&gt;&gt;&gt; <text:span text:style-name="Strong_20_Emphasis">sheet = wb.active</text:span></text:p>
        <text:p text:style-name="Preformatted_20_Text">&gt;&gt;&gt; <text:span text:style-name="Strong_20_Emphasis">sheet.unmerge_cells('A1:D3')</text:span></text:p>
        <text:p text:style-name="Preformatted_20_Text">&gt;&gt;&gt; <text:span text:style-name="Strong_20_Emphasis">sheet.unmerge_cells('C5:D5')</text:span></text:p>
        <text:p text:style-name="P2">&gt;&gt;&gt; <text:span text:style-name="Strong_20_Emphasis">wb.save('merged.xlsx')</text:span></text:p>
        <text:p text:style-name="Text_20_body">If you save your changes and then take a look at the spreadsheet, you’ll see that the merged cells have gone back to being individual cells.</text:p>
        <text:h text:style-name="Heading_20_2" text:outline-level="2"><text:bookmark text:name="calibre_link-3118"/>Freeze Panes</text:h>
        <text:p text:style-name="Text_20_body">For spreadsheets too large to be displayed all at once, it’s helpful to “freeze” a few of the top rows or leftmost columns onscreen. Frozen column or row headers, for example, are always visible to the user even as they scroll through the spreadsheet. These are known as <text:span text:style-name="Emphasis">freeze panes</text:span>. In OpenPyXL, each <text:span text:style-name="Source_20_Text">Worksheet</text:span> object has a <text:span text:style-name="Source_20_Text">freeze_panes</text:span> attribute that can be set to a <text:span text:style-name="Source_20_Text">Cell</text:span> object or a string of a cell’s coordinates. Note that all rows above and all columns to the left of this cell will be frozen, but the row and column of the cell itself will not be frozen.</text:p>
        <text:p text:style-name="Text_20_body">To unfreeze all panes, set <text:span text:style-name="Source_20_Text">freeze_panes</text:span> to <text:span text:style-name="Source_20_Text">None</text:span> or <text:span text:style-name="Source_20_Text">'A1'</text:span>. <text:a xlink:type="simple" xlink:href="https://automatetheboringstuff.com/chapter12/#calibre_link-73" text:style-name="Internet_20_link" text:visited-style-name="Visited_20_Internet_20_Link">Table 12-3</text:a> shows which rows and columns will be frozen for some example settings of <text:span text:style-name="Source_20_Text">freeze_panes</text:span>.</text:p>
        <text:p text:style-name="Text_20_body"><text:bookmark text:name="calibre_link-73"/>Table 12-3. Frozen Pane Examples</text:p>
        <table:table table:name="Table4" table:style-name="Table4">
          <table:table-column table:style-name="Table4.A"/>
          <table:table-column table:style-name="Table4.B"/>
          <table:table-header-rows>
            <table:table-row>
              <table:table-cell table:style-name="Table4.A1" office:value-type="string">
                <text:p text:style-name="P3"><text:bookmark text:name="calibre_link-595"/><text:bookmark text:name="calibre_link-320"/><text:span text:style-name="Source_20_Text">freeze_panes</text:span> setting</text:p>
              </table:table-cell>
              <table:table-cell table:style-name="Table4.A1" office:value-type="string">
                <text:p text:style-name="P3">Rows and columns frozen</text:p>
              </table:table-cell>
            </table:table-row>
          </table:table-header-rows>
          <table:table-row>
            <table:table-cell table:style-name="Table4.A1" office:value-type="string">
              <text:p text:style-name="P1"><text:span text:style-name="Source_20_Text">sheet.freeze_panes = 'A2'</text:span></text:p>
            </table:table-cell>
            <table:table-cell table:style-name="Table4.A1" office:value-type="string">
              <text:p text:style-name="P1">Row 1</text:p>
            </table:table-cell>
          </table:table-row>
          <table:table-row>
            <table:table-cell table:style-name="Table4.A1" office:value-type="string">
              <text:p text:style-name="P1"><text:span text:style-name="Source_20_Text">sheet.freeze_panes = 'B1'</text:span></text:p>
            </table:table-cell>
            <table:table-cell table:style-name="Table4.A1" office:value-type="string">
              <text:p text:style-name="P1">Column A</text:p>
            </table:table-cell>
          </table:table-row>
          <table:table-row>
            <table:table-cell table:style-name="Table4.A1" office:value-type="string">
              <text:p text:style-name="P1"><text:span text:style-name="Source_20_Text">sheet.freeze_panes = 'C1'</text:span></text:p>
            </table:table-cell>
            <table:table-cell table:style-name="Table4.A1" office:value-type="string">
              <text:p text:style-name="P1">Columns A and B</text:p>
            </table:table-cell>
          </table:table-row>
          <table:table-row>
            <table:table-cell table:style-name="Table4.A1" office:value-type="string">
              <text:p text:style-name="P1"><text:span text:style-name="Source_20_Text">sheet.freeze_panes = 'C2'</text:span></text:p>
            </table:table-cell>
            <table:table-cell table:style-name="Table4.A1" office:value-type="string">
              <text:p text:style-name="P1">Row 1 and columns A and B</text:p>
            </table:table-cell>
          </table:table-row>
          <table:table-row>
            <table:table-cell table:style-name="Table4.A1" office:value-type="string">
              <text:p text:style-name="P1"><text:span text:style-name="Source_20_Text">sheet.freeze_panes = 'A1'</text:span> or <text:span text:style-name="Source_20_Text">sheet.freeze_panes = None</text:span></text:p>
            </table:table-cell>
            <table:table-cell table:style-name="Table4.A1" office:value-type="string">
              <text:p text:style-name="P1">No frozen panes</text:p>
            </table:table-cell>
          </table:table-row>
        </table:table>
        <text:p text:style-name="Text_20_body">Make sure you have the produce sales spreadsheet from <text:a xlink:type="simple" xlink:href="http://nostarch.com/automatestuff/" text:style-name="Internet_20_link" text:visited-style-name="Visited_20_Internet_20_Link"><text:span text:style-name="Emphasis">http://nostarch.com/automatestuff/</text:span></text:a>. Then enter the following into the interactive shell:</text:p>
        <text:p text:style-name="Preformatted_20_Text"><text:bookmark text:name="calibre_link-3119"/>&gt;&gt;&gt; <text:span text:style-name="Strong_20_Emphasis">import openpyxl</text:span></text:p>
        <text:p text:style-name="Preformatted_20_Text">&gt;&gt;&gt; <text:span text:style-name="Strong_20_Emphasis">wb = openpyxl.load_workbook('produceSales.xlsx')</text:span></text:p>
        <text:p text:style-name="Preformatted_20_Text">&gt;&gt;&gt; <text:span text:style-name="Strong_20_Emphasis">sheet = wb.active</text:span></text:p>
        <text:p text:style-name="Preformatted_20_Text">&gt;&gt;&gt; <text:span text:style-name="Strong_20_Emphasis">sheet.freeze_panes = 'A2'</text:span></text:p>
        <text:p text:style-name="P2">&gt;&gt;&gt; <text:span text:style-name="Strong_20_Emphasis">wb.save('freezeExample.xlsx')</text:span></text:p>
        <text:p text:style-name="Text_20_body">If you set the <text:span text:style-name="Source_20_Text">freeze_panes</text:span> attribute to <text:span text:style-name="Source_20_Text">'A2'</text:span>, row 1 will always be viewable, no matter where <text:soft-page-break/>the user scrolls in the spreadsheet. You can see this in <text:a xlink:type="simple" xlink:href="https://automatetheboringstuff.com/chapter12/#calibre_link-74" text:style-name="Internet_20_link" text:visited-style-name="Visited_20_Internet_20_Link">Figure 12-8</text:a>.</text:p>
        <text:p text:style-name="Text_20_body"><text:bookmark text:name="calibre_link-3120"/><text:bookmark text:name="calibre_link-74"/><draw:frame draw:style-name="fr1" draw:name="graphics8" text:anchor-type="as-char" svg:width="0.7862in" svg:height="0.3929in" draw:z-index="6"><draw:image xlink:href="https://automatetheboringstuff.com/images/000044.jpg" xlink:type="simple" xlink:show="embed" xlink:actuate="onLoad"/><svg:title>With freeze_panes set to 'A2', row 1 is always visible even as the user scrolls down.</svg:title></draw:frame></text:p>
        <text:p text:style-name="Text_20_body">Figure 12-8. With <text:span text:style-name="Source_20_Text">freeze_panes</text:span> set to <text:span text:style-name="Source_20_Text">'A2'</text:span>, row 1 is always visible even as the user scrolls down.</text:p>
        <text:h text:style-name="Heading_20_1" text:outline-level="1"><text:bookmark text:name="calibre_link-3121"/>Charts</text:h>
        <text:p text:style-name="Text_20_body">OpenPyXL supports creating bar, line, scatter, and pie charts using the data in a sheet’s cells. To make a chart, you need to do the following:</text:p>
        <text:list xml:id="list5125186848830363642" text:style-name="L8">
          <text:list-item>
            <text:p text:style-name="P14">Create a <text:span text:style-name="Source_20_Text">Reference</text:span> object from a rectangular selection of cells.</text:p>
          </text:list-item>
          <text:list-item>
            <text:p text:style-name="P14">Create a <text:span text:style-name="Source_20_Text">Series</text:span> object by passing in the <text:span text:style-name="Source_20_Text">Reference</text:span> object.</text:p>
          </text:list-item>
          <text:list-item>
            <text:p text:style-name="P14">Create a <text:span text:style-name="Source_20_Text">Chart</text:span> object.</text:p>
          </text:list-item>
          <text:list-item>
            <text:p text:style-name="P14"><text:bookmark text:name="calibre_link-1445"/>Append the <text:span text:style-name="Source_20_Text">Series</text:span> object to the <text:span text:style-name="Source_20_Text">Chart</text:span> object.</text:p>
          </text:list-item>
          <text:list-item>
            <text:p text:style-name="P14">Add the <text:span text:style-name="Source_20_Text">Chart</text:span> object to the <text:span text:style-name="Source_20_Text">Worksheet</text:span> object, optionally specifying which cell the top left corner of the chart should be positioned..</text:p>
          </text:list-item>
        </text:list>
        <text:p text:style-name="Text_20_body">The <text:span text:style-name="Source_20_Text">Reference</text:span> object requires some explaining. <text:span text:style-name="Source_20_Text">Reference</text:span> objects are created by calling the <text:span text:style-name="Source_20_Text">openpyxl.chart.Reference()</text:span> function and passing three arguments:</text:p>
        <text:list xml:id="list1341033536994143619" text:style-name="L9">
          <text:list-item>
            <text:p text:style-name="P15">The <text:span text:style-name="Source_20_Text">Worksheet</text:span> object containing your chart data.</text:p>
          </text:list-item>
          <text:list-item>
            <text:p text:style-name="P15">A tuple of two integers, representing the top-left cell of the rectangular selection of cells containing your chart data: The first integer in the tuple is the row, and the second is the column. Note that <text:span text:style-name="Source_20_Text">1</text:span> is the first row, not <text:span text:style-name="Source_20_Text">0</text:span>.</text:p>
          </text:list-item>
          <text:list-item>
            <text:p text:style-name="P15">A tuple of two integers, representing the bottom-right cell of the rectangular selection of cells containing your chart data: The first integer in the tuple is the row, and the second is the column.</text:p>
          </text:list-item>
        </text:list>
        <text:p text:style-name="Text_20_body"><text:a xlink:type="simple" xlink:href="https://automatetheboringstuff.com/chapter12/#calibre_link-75" text:style-name="Internet_20_link" text:visited-style-name="Visited_20_Internet_20_Link">Figure 12-9</text:a> shows some sample coordinate arguments.</text:p>
        <text:p text:style-name="Text_20_body"><text:bookmark text:name="calibre_link-3122"/><text:bookmark text:name="calibre_link-75"/><draw:frame draw:style-name="fr1" draw:name="graphics9" text:anchor-type="as-char" svg:width="0.7862in" svg:height="0.3929in" draw:z-index="7"><draw:image xlink:href="https://automatetheboringstuff.com/images/000047.jpg" xlink:type="simple" xlink:show="embed" xlink:actuate="onLoad"/><svg:title>From left to right: (1, 1), (10, 1); (3, 2), (6, 4); (5, 3), (5, 3)</svg:title></draw:frame></text:p>
        <text:p text:style-name="Text_20_body">Figure 12-9. From left to right: <text:span text:style-name="Source_20_Text">(1, 1), (10, 1)</text:span>; <text:span text:style-name="Source_20_Text">(3, 2), (6, 4)</text:span>; <text:span text:style-name="Source_20_Text">(5, 3), (5, 3)</text:span></text:p>
        <text:p text:style-name="Text_20_body">Enter this interactive shell example to create a bar chart and add it to the spreadsheet:</text:p>
        <text:p text:style-name="Preformatted_20_Text"><text:bookmark text:name="calibre_link-3123"/>&gt;&gt;&gt; <text:span text:style-name="Strong_20_Emphasis">import openpyxl</text:span></text:p>
        <text:p text:style-name="Preformatted_20_Text">&gt;&gt;&gt; <text:span text:style-name="Strong_20_Emphasis">wb = openpyxl.Workbook()</text:span></text:p>
        <text:p text:style-name="Preformatted_20_Text">&gt;&gt;&gt; <text:span text:style-name="Strong_20_Emphasis">sheet = wb.active</text:span></text:p>
        <text:p text:style-name="Preformatted_20_Text">&gt;&gt;&gt; <text:span text:style-name="Strong_20_Emphasis">for i in range(1, 11): <text:s text:c="8"/># create some data in column A</text:span></text:p>
        <text:p text:style-name="Preformatted_20_Text"><text:s text:c="8"/><text:span text:style-name="Strong_20_Emphasis">sheet['A' + str(i)] = i</text:span></text:p>
        <text:p text:style-name="Preformatted_20_Text"/>
        <text:p text:style-name="Preformatted_20_Text">&gt;&gt;&gt; <text:span text:style-name="Strong_20_Emphasis">refObj = openpyxl.chart.Reference(sheet, min_col=1, min_row=1, max_col=1, max_row=10)</text:span></text:p>
        <text:p text:style-name="Preformatted_20_Text"/>
        <text:p text:style-name="Preformatted_20_Text">&gt;&gt;&gt; <text:span text:style-name="Strong_20_Emphasis">seriesObj = openpyxl.chart.Series(refObj, title='First series')</text:span></text:p>
        <text:p text:style-name="Preformatted_20_Text"/>
        <text:p text:style-name="Preformatted_20_Text">&gt;&gt;&gt; <text:span text:style-name="Strong_20_Emphasis">chartObj = openpyxl.chart.BarChart()</text:span></text:p>
        <text:p text:style-name="Preformatted_20_Text">&gt;&gt;&gt; <text:span text:style-name="Strong_20_Emphasis">chartObj.title = 'My Chart'</text:span></text:p>
        <text:p text:style-name="Preformatted_20_Text">&gt;&gt;&gt; <text:span text:style-name="Strong_20_Emphasis">chartObj.append(seriesObj)</text:span></text:p>
        <text:p text:style-name="Preformatted_20_Text">&gt;&gt;&gt; <text:span text:style-name="Strong_20_Emphasis">sheet.add_chart(chartObj, 'C5')</text:span></text:p>
        <text:p text:style-name="P2">&gt;&gt;&gt; <text:span text:style-name="Strong_20_Emphasis">wb.save('sampleChart.xlsx')</text:span></text:p>
        <text:p text:style-name="Text_20_body"><text:bookmark text:name="calibre_link-962"/><text:bookmark text:name="calibre_link-262"/><text:soft-page-break/>This produces a spreadsheet that looks like <text:a xlink:type="simple" xlink:href="https://automatetheboringstuff.com/chapter12/#calibre_link-76" text:style-name="Internet_20_link" text:visited-style-name="Visited_20_Internet_20_Link">Figure 12-10</text:a>.</text:p>
        <text:p text:style-name="Text_20_body"><text:bookmark text:name="calibre_link-3124"/><text:bookmark text:name="calibre_link-76"/><draw:frame draw:style-name="fr1" draw:name="graphics10" text:anchor-type="as-char" svg:width="0.7862in" svg:height="0.3929in" draw:z-index="8"><draw:image xlink:href="https://automatetheboringstuff.com/images/000028.jpg" xlink:type="simple" xlink:show="embed" xlink:actuate="onLoad"/><svg:title>A spreadsheet with a chart added</svg:title></draw:frame></text:p>
        <text:p text:style-name="Text_20_body">Figure 12-10. A spreadsheet with a chart added</text:p>
        <text:p text:style-name="Text_20_body">We’ve created a bar chart by calling <text:span text:style-name="Source_20_Text">openpyxl.chart.BarChart()</text:span>. You can also create line charts, scatter charts, and pie charts by calling <text:span text:style-name="Source_20_Text">openpyxl.chart.LineChart()</text:span>, <text:span text:style-name="Source_20_Text">openpyxl.chart.ScatterChart()</text:span>, and <text:span text:style-name="Source_20_Text">openpyxl.chart.PieChart()</text:span>.</text:p>
        <text:p text:style-name="Text_20_body">Unfortunately, in the current version of OpenPyXL (2.3.3), the <text:span text:style-name="Source_20_Text">load_workbook()</text:span> function does not load charts in Excel files. Even if the Excel file has charts, the loaded <text:span text:style-name="Source_20_Text">Workbook</text:span> object will not include them. If you load a <text:span text:style-name="Source_20_Text">Workbook</text:span> object and immediately save it to the same <text:span text:style-name="Emphasis">.xlsx</text:span> filename, you will effectively remove the charts from it.</text:p>
        <text:h text:style-name="Heading_20_1" text:outline-level="1"><text:bookmark text:name="calibre_link-3125"/>Summary</text:h>
        <text:p text:style-name="Text_20_body">Often the hard part of processing information isn’t the processing itself but simply getting the data in the right format for your program. But once you have your spreadsheet loaded into Python, you can extract and manipulate its data much faster than you could by hand.</text:p>
        <text:p text:style-name="Text_20_body">You can also generate spreadsheets as output from your programs. So if colleagues need your text file or PDF of thousands of sales contacts transferred to a spreadsheet file, you won’t have to tediously copy and paste it all into Excel.</text:p>
        <text:p text:style-name="Text_20_body">Equipped with the <text:span text:style-name="Source_20_Text">openpyxl</text:span> module and some programming knowledge, you’ll find processing even the biggest spreadsheets a piece of cake.</text:p>
        <text:h text:style-name="Heading_20_1" text:outline-level="1"><text:bookmark text:name="calibre_link-3126"/>Practice Questions</text:h>
        <text:p text:style-name="Text_20_body">For the following questions, imagine you have a <text:span text:style-name="Source_20_Text">Workbook</text:span> object in the variable <text:span text:style-name="Source_20_Text">wb</text:span>, a <text:span text:style-name="Source_20_Text">Worksheet</text:span> object in <text:span text:style-name="Source_20_Text">sheet</text:span>, a <text:span text:style-name="Source_20_Text">Cell</text:span> object in <text:span text:style-name="Source_20_Text">cell</text:span>, a <text:span text:style-name="Source_20_Text">Comment</text:span> object in <text:span text:style-name="Source_20_Text">comm</text:span>, and an <text:span text:style-name="Source_20_Text">Image</text:span> object in <text:span text:style-name="Source_20_Text">img</text:span>.</text:p>
        <text:p text:style-name="Text_20_body"><text:bookmark text:name="calibre_link-3127"/></text:p>
        <table:table table:name="Table5" table:style-name="Table5">
          <table:table-column table:style-name="Table5.A"/>
          <table:table-column table:style-name="Table5.B"/>
          <table:table-row>
            <table:table-cell table:style-name="Table5.A1" office:value-type="string">
              <text:p text:style-name="P1"><text:bookmark text:name="calibre_link-3129"/><text:bookmark text:name="calibre_link-3128"/>Q:</text:p>
            </table:table-cell>
            <table:table-cell table:style-name="Table5.A1" office:value-type="string">
              <text:p text:style-name="P1">1. What does the <text:span text:style-name="Source_20_Text">openpyxl.load_workbook()</text:span> function return?</text:p>
            </table:table-cell>
          </table:table-row>
          <table:table-row>
            <table:table-cell table:style-name="Table5.A1" office:value-type="string">
              <text:p text:style-name="P1"><text:bookmark text:name="calibre_link-3131"/><text:bookmark text:name="calibre_link-3130"/>Q:</text:p>
            </table:table-cell>
            <table:table-cell table:style-name="Table5.A1" office:value-type="string">
              <text:p text:style-name="P1">2. What does the <text:span text:style-name="Source_20_Text">get_sheet_names()</text:span> workbook method return?</text:p>
            </table:table-cell>
          </table:table-row>
          <table:table-row>
            <table:table-cell table:style-name="Table5.A1" office:value-type="string">
              <text:p text:style-name="P1"><text:bookmark text:name="calibre_link-3133"/><text:bookmark text:name="calibre_link-3132"/>Q:</text:p>
            </table:table-cell>
            <table:table-cell table:style-name="Table5.A1" office:value-type="string">
              <text:p text:style-name="P1">3. How would you retrieve the <text:span text:style-name="Source_20_Text">Worksheet</text:span> object for a sheet named <text:span text:style-name="Source_20_Text">'Sheet1'</text:span>?</text:p>
            </table:table-cell>
          </table:table-row>
          <table:table-row>
            <table:table-cell table:style-name="Table5.A1" office:value-type="string">
              <text:p text:style-name="P1"><text:bookmark text:name="calibre_link-3135"/><text:bookmark text:name="calibre_link-3134"/>Q:</text:p>
            </table:table-cell>
            <table:table-cell table:style-name="Table5.A1" office:value-type="string">
              <text:p text:style-name="P1">4. How would you retrieve the <text:span text:style-name="Source_20_Text">Worksheet</text:span> object for the workbook’s active sheet?</text:p>
            </table:table-cell>
          </table:table-row>
          <table:table-row>
            <table:table-cell table:style-name="Table5.A1" office:value-type="string">
              <text:p text:style-name="P1"><text:bookmark text:name="calibre_link-3137"/><text:bookmark text:name="calibre_link-3136"/>Q:</text:p>
            </table:table-cell>
            <table:table-cell table:style-name="Table5.A1" office:value-type="string">
              <text:p text:style-name="P1">5. How would you retrieve the value in the cell C5?</text:p>
            </table:table-cell>
          </table:table-row>
          <text:soft-page-break/>
          <table:table-row>
            <table:table-cell table:style-name="Table5.A1" office:value-type="string">
              <text:p text:style-name="P1"><text:bookmark text:name="calibre_link-3139"/><text:bookmark text:name="calibre_link-3138"/>Q:</text:p>
            </table:table-cell>
            <table:table-cell table:style-name="Table5.A1" office:value-type="string">
              <text:p text:style-name="P1">6. How would you set the value in the cell C5 to <text:span text:style-name="Source_20_Text">"Hello"</text:span>?</text:p>
            </table:table-cell>
          </table:table-row>
          <table:table-row>
            <table:table-cell table:style-name="Table5.A1" office:value-type="string">
              <text:p text:style-name="P1"><text:bookmark text:name="calibre_link-3141"/><text:bookmark text:name="calibre_link-3140"/>Q:</text:p>
            </table:table-cell>
            <table:table-cell table:style-name="Table5.A1" office:value-type="string">
              <text:p text:style-name="P1">7. How would you retrieve the cell’s row and column as integers?</text:p>
            </table:table-cell>
          </table:table-row>
          <table:table-row>
            <table:table-cell table:style-name="Table5.A1" office:value-type="string">
              <text:p text:style-name="P1"><text:bookmark text:name="calibre_link-3143"/><text:bookmark text:name="calibre_link-3142"/>Q:</text:p>
            </table:table-cell>
            <table:table-cell table:style-name="Table5.A1" office:value-type="string">
              <text:p text:style-name="P1">8. What do the <text:span text:style-name="Source_20_Text">max_column</text:span> and <text:span text:style-name="Source_20_Text">max_row</text:span> sheet methods return, and what is the data type of these return values?</text:p>
            </table:table-cell>
          </table:table-row>
          <table:table-row>
            <table:table-cell table:style-name="Table5.A1" office:value-type="string">
              <text:p text:style-name="P1"><text:bookmark text:name="calibre_link-3145"/><text:bookmark text:name="calibre_link-3144"/>Q:</text:p>
            </table:table-cell>
            <table:table-cell table:style-name="Table5.A1" office:value-type="string">
              <text:p text:style-name="P1">9. If you needed to get the integer index for column <text:span text:style-name="Source_20_Text">'M'</text:span>, what function would you need to call?</text:p>
            </table:table-cell>
          </table:table-row>
          <table:table-row>
            <table:table-cell table:style-name="Table5.A1" office:value-type="string">
              <text:p text:style-name="P1"><text:bookmark text:name="calibre_link-3147"/><text:bookmark text:name="calibre_link-3146"/>Q:</text:p>
            </table:table-cell>
            <table:table-cell table:style-name="Table5.A1" office:value-type="string">
              <text:p text:style-name="P1">10. If you needed to get the string name for column <text:span text:style-name="Source_20_Text">14</text:span>, what function would you need to call?</text:p>
            </table:table-cell>
          </table:table-row>
          <table:table-row>
            <table:table-cell table:style-name="Table5.A1" office:value-type="string">
              <text:p text:style-name="P1"><text:bookmark text:name="calibre_link-3149"/><text:bookmark text:name="calibre_link-3148"/>Q:</text:p>
            </table:table-cell>
            <table:table-cell table:style-name="Table5.A1" office:value-type="string">
              <text:p text:style-name="P1">11. How can you retrieve a tuple of all the <text:span text:style-name="Source_20_Text">Cell</text:span> objects from A1 to F1?</text:p>
            </table:table-cell>
          </table:table-row>
          <table:table-row>
            <table:table-cell table:style-name="Table5.A1" office:value-type="string">
              <text:p text:style-name="P1"><text:bookmark text:name="calibre_link-3151"/><text:bookmark text:name="calibre_link-3150"/>Q:</text:p>
            </table:table-cell>
            <table:table-cell table:style-name="Table5.A1" office:value-type="string">
              <text:p text:style-name="P1">12. How would you save the workbook to the filename <text:span text:style-name="Emphasis">example.xlsx</text:span>?</text:p>
            </table:table-cell>
          </table:table-row>
          <table:table-row>
            <table:table-cell table:style-name="Table5.A1" office:value-type="string">
              <text:p text:style-name="P1"><text:bookmark text:name="calibre_link-3153"/><text:bookmark text:name="calibre_link-3152"/>Q:</text:p>
            </table:table-cell>
            <table:table-cell table:style-name="Table5.A1" office:value-type="string">
              <text:p text:style-name="P1">13. How do you set a formula in a cell?</text:p>
            </table:table-cell>
          </table:table-row>
          <table:table-row>
            <table:table-cell table:style-name="Table5.A1" office:value-type="string">
              <text:p text:style-name="P1"><text:bookmark text:name="calibre_link-3157"/><text:bookmark text:name="calibre_link-3156"/>Q:</text:p>
            </table:table-cell>
            <table:table-cell table:style-name="Table5.A1" office:value-type="string">
              <text:p text:style-name="P1">15. How would you set the height of row 5 to 100?</text:p>
            </table:table-cell>
          </table:table-row>
          <table:table-row>
            <table:table-cell table:style-name="Table5.A1" office:value-type="string">
              <text:p text:style-name="P1"><text:bookmark text:name="calibre_link-3159"/><text:bookmark text:name="calibre_link-3158"/>Q:</text:p>
            </table:table-cell>
            <table:table-cell table:style-name="Table5.A1" office:value-type="string">
              <text:p text:style-name="P1">16. How would you hide column C?</text:p>
            </table:table-cell>
          </table:table-row>
          <table:table-row>
            <table:table-cell table:style-name="Table5.A1" office:value-type="string">
              <text:p text:style-name="P1"><text:bookmark text:name="calibre_link-3161"/><text:bookmark text:name="calibre_link-3160"/>Q:</text:p>
            </table:table-cell>
            <table:table-cell table:style-name="Table5.A1" office:value-type="string">
              <text:p text:style-name="P1">17. Name a few features that OpenPyXL 2.3.3 does not load from a spreadsheet file.</text:p>
            </table:table-cell>
          </table:table-row>
          <table:table-row>
            <table:table-cell table:style-name="Table5.A1" office:value-type="string">
              <text:p text:style-name="P1"><text:bookmark text:name="calibre_link-3163"/><text:bookmark text:name="calibre_link-3162"/>Q:</text:p>
            </table:table-cell>
            <table:table-cell table:style-name="Table5.A1" office:value-type="string">
              <text:p text:style-name="P1">18. What is a freeze pane?</text:p>
            </table:table-cell>
          </table:table-row>
          <table:table-row>
            <table:table-cell table:style-name="Table5.A1" office:value-type="string">
              <text:p text:style-name="P1"><text:bookmark text:name="calibre_link-3165"/><text:bookmark text:name="calibre_link-3164"/>Q:</text:p>
            </table:table-cell>
            <table:table-cell table:style-name="Table5.A1" office:value-type="string">
              <text:p text:style-name="P1">19. What five functions and methods do you have to call to create a bar chart?</text:p>
            </table:table-cell>
          </table:table-row>
        </table:table>
        <text:h text:style-name="Heading_20_1" text:outline-level="1"><text:bookmark text:name="calibre_link-3166"/>Practice Projects</text:h>
        <text:p text:style-name="Text_20_body">For practice, write programs that perform the following tasks.</text:p>
        <text:h text:style-name="Heading_20_2" text:outline-level="2"><text:bookmark text:name="calibre_link-3167"/>Multiplication Table Maker</text:h>
        <text:p text:style-name="Text_20_body">Create a program <text:span text:style-name="Emphasis">multiplicationTable.py</text:span> that takes a number <text:span text:style-name="Emphasis">N</text:span> from the command line and creates an <text:span text:style-name="Emphasis">N</text:span>×<text:span text:style-name="Emphasis">N</text:span> multiplication table in an Excel spreadsheet. For example, when the program is run like this:</text:p>
        <text:p text:style-name="P2"><text:bookmark text:name="calibre_link-3168"/><text:soft-page-break/>py multiplicationTable.py 6</text:p>
        <text:p text:style-name="Text_20_body">... it should create a spreadsheet that looks like <text:a xlink:type="simple" xlink:href="https://automatetheboringstuff.com/chapter12/#calibre_link-77" text:style-name="Internet_20_link" text:visited-style-name="Visited_20_Internet_20_Link">Figure 12-11</text:a>.</text:p>
        <text:p text:style-name="Text_20_body"><text:bookmark text:name="calibre_link-3169"/><text:bookmark text:name="calibre_link-77"/><draw:frame draw:style-name="fr1" draw:name="graphics11" text:anchor-type="as-char" svg:width="0.7862in" svg:height="0.3929in" draw:z-index="9"><draw:image xlink:href="https://automatetheboringstuff.com/images/000052.jpg" xlink:type="simple" xlink:show="embed" xlink:actuate="onLoad"/><svg:title>A multiplication table generated in a spreadsheet</svg:title></draw:frame></text:p>
        <text:p text:style-name="Text_20_body">Figure 12-11. A multiplication table generated in a spreadsheet</text:p>
        <text:p text:style-name="Text_20_body">Row 1 and column A should be used for labels and should be in bold.</text:p>
        <text:h text:style-name="Heading_20_2" text:outline-level="2"><text:bookmark text:name="calibre_link-3170"/>Blank Row Inserter</text:h>
        <text:p text:style-name="Text_20_body">Create a program <text:span text:style-name="Emphasis">blankRowInserter.py</text:span> that takes two integers and a filename string as command line arguments. Let’s call the first integer <text:span text:style-name="Emphasis">N</text:span> and the second integer <text:span text:style-name="Emphasis">M</text:span>. Starting at row <text:span text:style-name="Emphasis">N</text:span>, the program should insert <text:span text:style-name="Emphasis">M</text:span> blank rows into the spreadsheet. For example, when the program is run like this:</text:p>
        <text:p text:style-name="P2"><text:bookmark text:name="calibre_link-3171"/>python blankRowInserter.py 3 2 myProduce.xlsx</text:p>
        <text:p text:style-name="Text_20_body">... the “before” and “after” spreadsheets should look like <text:a xlink:type="simple" xlink:href="https://automatetheboringstuff.com/chapter12/#calibre_link-78" text:style-name="Internet_20_link" text:visited-style-name="Visited_20_Internet_20_Link">Figure 12-12</text:a>.</text:p>
        <text:p text:style-name="Text_20_body"><text:bookmark text:name="calibre_link-3172"/><text:bookmark text:name="calibre_link-78"/><draw:frame draw:style-name="fr1" draw:name="graphics12" text:anchor-type="as-char" svg:width="0.7862in" svg:height="0.3929in" draw:z-index="10"><draw:image xlink:href="https://automatetheboringstuff.com/images/000055.jpg" xlink:type="simple" xlink:show="embed" xlink:actuate="onLoad"/><svg:title>Before (left) and after (right) the two blank rows are inserted at row 3</svg:title></draw:frame></text:p>
        <text:p text:style-name="Text_20_body">Figure 12-12. Before (left) and after (right) the two blank rows are inserted at row 3</text:p>
        <text:p text:style-name="Text_20_body">You can write this program by reading in the contents of the spreadsheet. Then, when writing out the new spreadsheet, use a <text:span text:style-name="Source_20_Text">for</text:span> loop to copy the first <text:span text:style-name="Emphasis">N</text:span> lines. For the remaining lines, add <text:span text:style-name="Emphasis">M</text:span> to the row number in the output spreadsheet.</text:p>
        <text:h text:style-name="Heading_20_2" text:outline-level="2"><text:bookmark text:name="calibre_link-3173"/>Spreadsheet Cell Inverter</text:h>
        <text:p text:style-name="Text_20_body">Write a program to invert the row and column of the cells in the spreadsheet. For example, the value at row 5, column 3 will be at row 3, column 5 (and vice versa). This should be done for all cells in the spreadsheet. For example, the “before” and “after” spreadsheets would look something like <text:a xlink:type="simple" xlink:href="https://automatetheboringstuff.com/chapter12/#calibre_link-79" text:style-name="Internet_20_link" text:visited-style-name="Visited_20_Internet_20_Link">Figure 12-13</text:a>.</text:p>
        <text:p text:style-name="Text_20_body"><text:bookmark text:name="calibre_link-3174"/><text:bookmark text:name="calibre_link-79"/><draw:frame draw:style-name="fr1" draw:name="graphics13" text:anchor-type="as-char" svg:width="0.7862in" svg:height="0.3929in" draw:z-index="11"><draw:image xlink:href="https://automatetheboringstuff.com/images/000079.jpg" xlink:type="simple" xlink:show="embed" xlink:actuate="onLoad"/><svg:title>The spreadsheet before (top) and after (bottom) inversion</svg:title></draw:frame></text:p>
        <text:p text:style-name="Text_20_body">Figure 12-13. The spreadsheet before (top) and after (bottom) inversion</text:p>
        <text:p text:style-name="Text_20_body">You can write this program by using nested <text:span text:style-name="Source_20_Text">for</text:span> loops to read in the spreadsheet’s data into a list of lists data structure. This data structure could have <text:span text:style-name="Source_20_Text">sheetData[x][y]</text:span> for the cell at column <text:span text:style-name="Source_20_Text">x</text:span> and row <text:span text:style-name="Source_20_Text">y</text:span>. Then, when writing out the new spreadsheet, use <text:span text:style-name="Source_20_Text">sheetData[y][x]</text:span> for the cell at column <text:span text:style-name="Source_20_Text">x</text:span> and row <text:span text:style-name="Source_20_Text">y</text:span>.</text:p>
        <text:h text:style-name="Heading_20_2" text:outline-level="2"><text:bookmark text:name="calibre_link-3175"/>Text Files to Spreadsheet</text:h>
        <text:p text:style-name="Text_20_body">Write a program to read in the contents of several text files (you can make the text files yourself) and insert those contents into a spreadsheet, with one line of text per row. The lines of the first text file will be in the cells of column A, the lines of the second text file will be in the cells of column B, and so on.</text:p>
        <text:p text:style-name="Text_20_body">Use the <text:span text:style-name="Source_20_Text">readlines() File</text:span> object method to return a list of strings, one string per line in the file. For the first file, output the first line to column 1, row 1. The second line should be written to <text:soft-page-break/>column 1, row 2, and so on. The next file that is read with <text:span text:style-name="Source_20_Text">readlines()</text:span> will be written to column 2, the next file to column 3, and so on.</text:p>
        <text:h text:style-name="Heading_20_2" text:outline-level="2"><text:bookmark text:name="calibre_link-3176"/>Spreadsheet to Text Files</text:h>
        <text:p text:style-name="Text_20_body">Write a program that performs the tasks of the previous program in reverse order: The program should open a spreadsheet and write the cells of column A into one text file, the cells of column B into another text file, and so o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44S</meta:editing-duration>
    <meta:editing-cycles>12</meta:editing-cycles>
    <meta:generator>OpenOffice/4.1.2$Win32 OpenOffice.org_project/412m3$Build-9782</meta:generator>
    <dc:date>2016-10-04T08:48:16.90</dc:date>
    <dc:creator>PRASAD VS</dc:creator>
    <meta:document-statistic meta:table-count="5" meta:image-count="12" meta:object-count="0" meta:page-count="22" meta:paragraph-count="646" meta:word-count="7583" meta:character-count="46429"/>
    <meta:user-defined meta:name="Info 1"/>
    <meta:user-defined meta:name="Info 2"/>
    <meta:user-defined meta:name="Info 3"/>
    <meta:user-defined meta:name="Info 4"/>
  </office:meta>
</office:document-meta>
</file>